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  <style:style style:name="ce3" style:family="table-cell" style:parent-style-name="Default" style:data-style-name="N109"/>
    <style:style style:name="ce4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5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E_gamma_low</text:p>
          </table:table-cell>
          <table:table-cell office:value-type="string">
            <text:p>E_gamma_high</text:p>
          </table:table-cell>
          <table:table-cell office:value-type="string">
            <text:p>E_gamma_mean</text:p>
          </table:table-cell>
          <table:table-cell office:value-type="string">
            <text:p>E_gamma_sys</text:p>
          </table:table-cell>
          <table:table-cell office:value-type="string">
            <text:p>costheta_width</text:p>
          </table:table-cell>
          <table:table-cell office:value-type="string">
            <text:p>costheta_center</text:p>
          </table:table-cell>
          <table:table-cell/>
          <table:table-cell office:value-type="string">
            <text:p>H</text:p>
          </table:table-cell>
          <table:table-cell office:value-type="string">
            <text:p>stat</text:p>
          </table:table-cell>
          <table:table-cell office:value-type="string">
            <text:p>sys</text:p>
          </table:table-cell>
          <table:table-cell office:value-type="string">
            <text:p>sys_r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formula="of:=[.C20]" office:value-type="float" office:value="683.5">
            <text:p>683,50</text:p>
          </table:table-cell>
          <table:table-cell table:style-name="ce1"/>
          <table:table-cell/>
          <table:table-cell table:formula="of:=AVERAGE([.K3:.K20])" office:value-type="float" office:value="0.0515337304811554">
            <text:p>0,051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3]+[.A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3])*180/PI()" office:value-type="float" office:value="163.335428626181">
            <text:p>163,335</text:p>
          </table:table-cell>
          <table:table-cell office:value-type="float" office:value="-0.1201">
            <text:p>-0,1201</text:p>
          </table:table-cell>
          <table:table-cell office:value-type="float" office:value="0.2563">
            <text:p>0,2563</text:p>
          </table:table-cell>
          <table:table-cell office:value-type="float" office:value="0.0111">
            <text:p>0,0111</text:p>
          </table:table-cell>
          <table:table-cell table:formula="of:=[.J3]/ABS([.H3])" office:value-type="float" office:value="0.0924229808492922">
            <text:p>0,0924</text:p>
          </table:table-cell>
          <table:table-cell/>
          <table:table-cell table:formula="of:=[.A3]-0.5*([.B3]-[.A3])" office:value-type="float" office:value="650.98">
            <text:p>650,98</text:p>
          </table:table-cell>
          <table:table-cell table:formula="of:=[.C3]-[.M3]" office:value-type="float" office:value="32.52">
            <text:p>32,52</text:p>
          </table:table-cell>
          <table:table-cell table:formula="of:=[.B3]-[.A3]" office:value-type="float" office:value="32.52">
            <text:p>32,5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4]+[.A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4])*180/PI()" office:value-type="float" office:value="151.04497562814">
            <text:p>151,045</text:p>
          </table:table-cell>
          <table:table-cell office:value-type="float" office:value="-0.9362">
            <text:p>-0,9362</text:p>
          </table:table-cell>
          <table:table-cell office:value-type="float" office:value="0.1538">
            <text:p>0,1538</text:p>
          </table:table-cell>
          <table:table-cell office:value-type="float" office:value="0.0438">
            <text:p>0,0438</text:p>
          </table:table-cell>
          <table:table-cell table:formula="of:=[.J4]/ABS([.H4])" office:value-type="float" office:value="0.0467848750267037">
            <text:p>0,0468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5]+[.A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5])*180/PI()" office:value-type="float" office:value="142.372809371166">
            <text:p>142,373</text:p>
          </table:table-cell>
          <table:table-cell office:value-type="float" office:value="-0.692">
            <text:p>-0,6920</text:p>
          </table:table-cell>
          <table:table-cell office:value-type="float" office:value="0.1146">
            <text:p>0,1146</text:p>
          </table:table-cell>
          <table:table-cell office:value-type="float" office:value="0.0329">
            <text:p>0,0329</text:p>
          </table:table-cell>
          <table:table-cell table:formula="of:=[.J5]/ABS([.H5])" office:value-type="float" office:value="0.0475433526011561">
            <text:p>0,0475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6]+[.A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6])*180/PI()" office:value-type="float" office:value="135.072421942444">
            <text:p>135,072</text:p>
          </table:table-cell>
          <table:table-cell office:value-type="float" office:value="-0.5725">
            <text:p>-0,5725</text:p>
          </table:table-cell>
          <table:table-cell office:value-type="float" office:value="0.1018">
            <text:p>0,1018</text:p>
          </table:table-cell>
          <table:table-cell office:value-type="float" office:value="0.0268">
            <text:p>0,0268</text:p>
          </table:table-cell>
          <table:table-cell table:formula="of:=[.J6]/ABS([.H6])" office:value-type="float" office:value="0.0468122270742358">
            <text:p>0,0468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7]+[.A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7])*180/PI()" office:value-type="float" office:value="128.682187453489">
            <text:p>128,682</text:p>
          </table:table-cell>
          <table:table-cell office:value-type="float" office:value="-0.4174">
            <text:p>-0,4174</text:p>
          </table:table-cell>
          <table:table-cell office:value-type="float" office:value="0.0893">
            <text:p>0,0893</text:p>
          </table:table-cell>
          <table:table-cell office:value-type="float" office:value="0.0197">
            <text:p>0,0197</text:p>
          </table:table-cell>
          <table:table-cell table:formula="of:=[.J7]/ABS([.H7])" office:value-type="float" office:value="0.0471969333972209">
            <text:p>0,047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8]+[.A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8])*180/PI()" office:value-type="float" office:value="122.819891570807">
            <text:p>122,820</text:p>
          </table:table-cell>
          <table:table-cell office:value-type="float" office:value="-0.4932">
            <text:p>-0,4932</text:p>
          </table:table-cell>
          <table:table-cell office:value-type="float" office:value="0.0838">
            <text:p>0,0838</text:p>
          </table:table-cell>
          <table:table-cell office:value-type="float" office:value="0.0228">
            <text:p>0,0228</text:p>
          </table:table-cell>
          <table:table-cell table:formula="of:=[.J8]/ABS([.H8])" office:value-type="float" office:value="0.0462287104622871">
            <text:p>0,046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9]+[.A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9])*180/PI()" office:value-type="float" office:value="117.258126272495">
            <text:p>117,258</text:p>
          </table:table-cell>
          <table:table-cell office:value-type="float" office:value="-0.3458">
            <text:p>-0,3458</text:p>
          </table:table-cell>
          <table:table-cell office:value-type="float" office:value="0.0975">
            <text:p>0,0975</text:p>
          </table:table-cell>
          <table:table-cell office:value-type="float" office:value="0.0176">
            <text:p>0,0176</text:p>
          </table:table-cell>
          <table:table-cell table:formula="of:=[.J9]/ABS([.H9])" office:value-type="float" office:value="0.0508964719491035">
            <text:p>0,050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0]+[.A1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0])*180/PI()" office:value-type="float" office:value="112.024312837042">
            <text:p>112,024</text:p>
          </table:table-cell>
          <table:table-cell office:value-type="float" office:value="-0.1677">
            <text:p>-0,1677</text:p>
          </table:table-cell>
          <table:table-cell office:value-type="float" office:value="0.0866">
            <text:p>0,0866</text:p>
          </table:table-cell>
          <table:table-cell office:value-type="float" office:value="0.0078">
            <text:p>0,0078</text:p>
          </table:table-cell>
          <table:table-cell table:formula="of:=[.J10]/ABS([.H10])" office:value-type="float" office:value="0.0465116279069768">
            <text:p>0,0465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1]+[.A11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1])*180/PI()" office:value-type="float" office:value="106.977731108226">
            <text:p>106,978</text:p>
          </table:table-cell>
          <table:table-cell office:value-type="float" office:value="-0.1749">
            <text:p>-0,1749</text:p>
          </table:table-cell>
          <table:table-cell office:value-type="float" office:value="0.0811">
            <text:p>0,0811</text:p>
          </table:table-cell>
          <table:table-cell office:value-type="float" office:value="0.0081">
            <text:p>0,0081</text:p>
          </table:table-cell>
          <table:table-cell table:formula="of:=[.J11]/ABS([.H11])" office:value-type="float" office:value="0.0463121783876501">
            <text:p>0,0463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2]+[.A12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2])*180/PI()" office:value-type="float" office:value="102.005172830754">
            <text:p>102,005</text:p>
          </table:table-cell>
          <table:table-cell office:value-type="float" office:value="-0.1626">
            <text:p>-0,1626</text:p>
          </table:table-cell>
          <table:table-cell office:value-type="float" office:value="0.0787">
            <text:p>0,0787</text:p>
          </table:table-cell>
          <table:table-cell office:value-type="float" office:value="0.0077">
            <text:p>0,0077</text:p>
          </table:table-cell>
          <table:table-cell table:formula="of:=[.J12]/ABS([.H12])" office:value-type="float" office:value="0.0473554735547356">
            <text:p>0,0474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3]+[.A1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3])*180/PI()" office:value-type="float" office:value="97.1807557814583">
            <text:p>97,181</text:p>
          </table:table-cell>
          <table:table-cell office:value-type="float" office:value="-0.0813">
            <text:p>-0,0813</text:p>
          </table:table-cell>
          <table:table-cell office:value-type="float" office:value="0.076">
            <text:p>0,0760</text:p>
          </table:table-cell>
          <table:table-cell office:value-type="float" office:value="0.0043">
            <text:p>0,0043</text:p>
          </table:table-cell>
          <table:table-cell table:formula="of:=[.J13]/ABS([.H13])" office:value-type="float" office:value="0.0528905289052891">
            <text:p>0,052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4]+[.A1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4])*180/PI()" office:value-type="float" office:value="92.4071307900295">
            <text:p>92,407</text:p>
          </table:table-cell>
          <table:table-cell office:value-type="float" office:value="0.0919">
            <text:p>0,0919</text:p>
          </table:table-cell>
          <table:table-cell office:value-type="float" office:value="0.0747">
            <text:p>0,0747</text:p>
          </table:table-cell>
          <table:table-cell office:value-type="float" office:value="0.0047">
            <text:p>0,0047</text:p>
          </table:table-cell>
          <table:table-cell table:formula="of:=[.J14]/ABS([.H14])" office:value-type="float" office:value="0.0511425462459195">
            <text:p>0,051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5]+[.A1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5])*180/PI()" office:value-type="float" office:value="87.5928692099705">
            <text:p>87,593</text:p>
          </table:table-cell>
          <table:table-cell office:value-type="float" office:value="0.0466">
            <text:p>0,0466</text:p>
          </table:table-cell>
          <table:table-cell office:value-type="float" office:value="0.0754">
            <text:p>0,0754</text:p>
          </table:table-cell>
          <table:table-cell office:value-type="float" office:value="0.0034">
            <text:p>0,0034</text:p>
          </table:table-cell>
          <table:table-cell table:formula="of:=[.J15]/ABS([.H15])" office:value-type="float" office:value="0.0729613733905579">
            <text:p>0,0730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6]+[.A1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6])*180/PI()" office:value-type="float" office:value="82.8192442185417">
            <text:p>82,819</text:p>
          </table:table-cell>
          <table:table-cell office:value-type="float" office:value="0.2312">
            <text:p>0,2312</text:p>
          </table:table-cell>
          <table:table-cell office:value-type="float" office:value="0.0754">
            <text:p>0,0754</text:p>
          </table:table-cell>
          <table:table-cell office:value-type="float" office:value="0.0107">
            <text:p>0,0107</text:p>
          </table:table-cell>
          <table:table-cell table:formula="of:=[.J16]/ABS([.H16])" office:value-type="float" office:value="0.046280276816609">
            <text:p>0,0463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7]+[.A1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7])*180/PI()" office:value-type="float" office:value="77.9948271692462">
            <text:p>77,995</text:p>
          </table:table-cell>
          <table:table-cell office:value-type="float" office:value="0.1975">
            <text:p>0,1975</text:p>
          </table:table-cell>
          <table:table-cell office:value-type="float" office:value="0.0789">
            <text:p>0,0789</text:p>
          </table:table-cell>
          <table:table-cell office:value-type="float" office:value="0.0093">
            <text:p>0,0093</text:p>
          </table:table-cell>
          <table:table-cell table:formula="of:=[.J17]/ABS([.H17])" office:value-type="float" office:value="0.0470886075949367">
            <text:p>0,047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8]+[.A1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8])*180/PI()" office:value-type="float" office:value="73.0222688917742">
            <text:p>73,022</text:p>
          </table:table-cell>
          <table:table-cell office:value-type="float" office:value="0.3528">
            <text:p>0,3528</text:p>
          </table:table-cell>
          <table:table-cell office:value-type="float" office:value="0.0803">
            <text:p>0,0803</text:p>
          </table:table-cell>
          <table:table-cell office:value-type="float" office:value="0.0163">
            <text:p>0,0163</text:p>
          </table:table-cell>
          <table:table-cell table:formula="of:=[.J18]/ABS([.H18])" office:value-type="float" office:value="0.0462018140589569">
            <text:p>0,046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9]+[.A1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9])*180/PI()" office:value-type="float" office:value="67.9756871629579">
            <text:p>67,976</text:p>
          </table:table-cell>
          <table:table-cell office:value-type="float" office:value="0.3927">
            <text:p>0,3927</text:p>
          </table:table-cell>
          <table:table-cell office:value-type="float" office:value="0.084">
            <text:p>0,0840</text:p>
          </table:table-cell>
          <table:table-cell office:value-type="float" office:value="0.0179">
            <text:p>0,0179</text:p>
          </table:table-cell>
          <table:table-cell table:formula="of:=[.J19]/ABS([.H19])" office:value-type="float" office:value="0.0455818691112809">
            <text:p>0,0456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20]+[.A2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20])*180/PI()" office:value-type="float" office:value="62.7418737275049">
            <text:p>62,742</text:p>
          </table:table-cell>
          <table:table-cell office:value-type="float" office:value="0.4895">
            <text:p>0,4895</text:p>
          </table:table-cell>
          <table:table-cell office:value-type="float" office:value="0.1108">
            <text:p>0,1108</text:p>
          </table:table-cell>
          <table:table-cell office:value-type="float" office:value="0.0232">
            <text:p>0,0232</text:p>
          </table:table-cell>
          <table:table-cell table:formula="of:=[.J20]/ABS([.H20])" office:value-type="float" office:value="0.0473953013278856">
            <text:p>0,047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41]" office:value-type="float" office:value="715.605">
            <text:p>715,61</text:p>
          </table:table-cell>
          <table:table-cell table:style-name="ce1"/>
          <table:table-cell/>
          <table:table-cell table:formula="of:=AVERAGE([.K23:.K41])" office:value-type="float" office:value="0">
            <text:p>#WERT!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3]+[.A23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23])*180/PI()" office:value-type="float" office:value="163.335428626181">
            <text:p>163,335</text:p>
          </table:table-cell>
          <table:table-cell office:value-type="float" office:value="-0.6034">
            <text:p>-0,6034</text:p>
          </table:table-cell>
          <table:table-cell office:value-type="float" office:value="0.2387">
            <text:p>0,2387</text:p>
          </table:table-cell>
          <table:table-cell office:value-type="string">
            <text:p><text:s/></text:p>
          </table:table-cell>
          <table:table-cell table:formula="of:=[.J23]/ABS([.H23])" office:value-type="float" office:value="0">
            <text:p>#WERT!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4]+[.A24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24])*180/PI()" office:value-type="float" office:value="151.04497562814">
            <text:p>151,045</text:p>
          </table:table-cell>
          <table:table-cell office:value-type="float" office:value="-0.5884">
            <text:p>-0,5884</text:p>
          </table:table-cell>
          <table:table-cell office:value-type="float" office:value="0.1503">
            <text:p>0,1503</text:p>
          </table:table-cell>
          <table:table-cell office:value-type="float" office:value="0.0278">
            <text:p>0,0278</text:p>
          </table:table-cell>
          <table:table-cell table:formula="of:=[.J24]/ABS([.H24])" office:value-type="float" office:value="0.0472467709041468">
            <text:p>0,047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5]+[.A25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25])*180/PI()" office:value-type="float" office:value="142.372809371166">
            <text:p>142,373</text:p>
          </table:table-cell>
          <table:table-cell office:value-type="float" office:value="-0.6865">
            <text:p>-0,6865</text:p>
          </table:table-cell>
          <table:table-cell office:value-type="float" office:value="0.1148">
            <text:p>0,1148</text:p>
          </table:table-cell>
          <table:table-cell office:value-type="float" office:value="0.0324">
            <text:p>0,0324</text:p>
          </table:table-cell>
          <table:table-cell table:formula="of:=[.J25]/ABS([.H25])" office:value-type="float" office:value="0.0471959213401311">
            <text:p>0,047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6]+[.A26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26])*180/PI()" office:value-type="float" office:value="135.072421942444">
            <text:p>135,072</text:p>
          </table:table-cell>
          <table:table-cell office:value-type="float" office:value="-0.7242">
            <text:p>-0,7242</text:p>
          </table:table-cell>
          <table:table-cell office:value-type="float" office:value="0.106">
            <text:p>0,1060</text:p>
          </table:table-cell>
          <table:table-cell office:value-type="float" office:value="0.0336">
            <text:p>0,0336</text:p>
          </table:table-cell>
          <table:table-cell table:formula="of:=[.J26]/ABS([.H26])" office:value-type="float" office:value="0.0463960231980116">
            <text:p>0,046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7]+[.A27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27])*180/PI()" office:value-type="float" office:value="128.682187453489">
            <text:p>128,682</text:p>
          </table:table-cell>
          <table:table-cell office:value-type="float" office:value="-0.4861">
            <text:p>-0,4861</text:p>
          </table:table-cell>
          <table:table-cell office:value-type="float" office:value="0.0943">
            <text:p>0,0943</text:p>
          </table:table-cell>
          <table:table-cell office:value-type="float" office:value="0.0231">
            <text:p>0,0231</text:p>
          </table:table-cell>
          <table:table-cell table:formula="of:=[.J27]/ABS([.H27])" office:value-type="float" office:value="0.0475210861962559">
            <text:p>0,0475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8]+[.A28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28])*180/PI()" office:value-type="float" office:value="122.819891570807">
            <text:p>122,820</text:p>
          </table:table-cell>
          <table:table-cell office:value-type="float" office:value="-0.317">
            <text:p>-0,3170</text:p>
          </table:table-cell>
          <table:table-cell office:value-type="float" office:value="0.0867">
            <text:p>0,0867</text:p>
          </table:table-cell>
          <table:table-cell office:value-type="float" office:value="0.0147">
            <text:p>0,0147</text:p>
          </table:table-cell>
          <table:table-cell table:formula="of:=[.J28]/ABS([.H28])" office:value-type="float" office:value="0.0463722397476341">
            <text:p>0,046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9]+[.A29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29])*180/PI()" office:value-type="float" office:value="117.258126272495">
            <text:p>117,258</text:p>
          </table:table-cell>
          <table:table-cell office:value-type="float" office:value="-0.2439">
            <text:p>-0,2439</text:p>
          </table:table-cell>
          <table:table-cell office:value-type="float" office:value="0.1025">
            <text:p>0,1025</text:p>
          </table:table-cell>
          <table:table-cell office:value-type="float" office:value="0.0125">
            <text:p>0,0125</text:p>
          </table:table-cell>
          <table:table-cell table:formula="of:=[.J29]/ABS([.H29])" office:value-type="float" office:value="0.0512505125051251">
            <text:p>0,0513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0]+[.A30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30])*180/PI()" office:value-type="float" office:value="112.024312837042">
            <text:p>112,024</text:p>
          </table:table-cell>
          <table:table-cell office:value-type="float" office:value="-0.2556">
            <text:p>-0,2556</text:p>
          </table:table-cell>
          <table:table-cell office:value-type="float" office:value="0.0982">
            <text:p>0,0982</text:p>
          </table:table-cell>
          <table:table-cell office:value-type="float" office:value="0.0119">
            <text:p>0,0119</text:p>
          </table:table-cell>
          <table:table-cell table:formula="of:=[.J30]/ABS([.H30])" office:value-type="float" office:value="0.0465571205007825">
            <text:p>0,046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1]+[.A31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31])*180/PI()" office:value-type="float" office:value="106.977731108226">
            <text:p>106,978</text:p>
          </table:table-cell>
          <table:table-cell office:value-type="float" office:value="-0.0415">
            <text:p>-0,0415</text:p>
          </table:table-cell>
          <table:table-cell office:value-type="float" office:value="0.0893">
            <text:p>0,0893</text:p>
          </table:table-cell>
          <table:table-cell office:value-type="float" office:value="0.0036">
            <text:p>0,0036</text:p>
          </table:table-cell>
          <table:table-cell table:formula="of:=[.J31]/ABS([.H31])" office:value-type="float" office:value="0.0867469879518072">
            <text:p>0,086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2]+[.A32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32])*180/PI()" office:value-type="float" office:value="102.005172830754">
            <text:p>102,005</text:p>
          </table:table-cell>
          <table:table-cell office:value-type="float" office:value="-0.1389">
            <text:p>-0,1389</text:p>
          </table:table-cell>
          <table:table-cell office:value-type="float" office:value="0.0838">
            <text:p>0,0838</text:p>
          </table:table-cell>
          <table:table-cell office:value-type="float" office:value="0.0067">
            <text:p>0,0067</text:p>
          </table:table-cell>
          <table:table-cell table:formula="of:=[.J32]/ABS([.H32])" office:value-type="float" office:value="0.0482361411087113">
            <text:p>0,048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3]+[.A33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33])*180/PI()" office:value-type="float" office:value="97.1807557814583">
            <text:p>97,181</text:p>
          </table:table-cell>
          <table:table-cell office:value-type="float" office:value="0.0374">
            <text:p>0,0374</text:p>
          </table:table-cell>
          <table:table-cell office:value-type="float" office:value="0.0787">
            <text:p>0,0787</text:p>
          </table:table-cell>
          <table:table-cell office:value-type="float" office:value="0.0032">
            <text:p>0,0032</text:p>
          </table:table-cell>
          <table:table-cell table:formula="of:=[.J33]/ABS([.H33])" office:value-type="float" office:value="0.0855614973262032">
            <text:p>0,085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4]+[.A34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34])*180/PI()" office:value-type="float" office:value="92.4071307900295">
            <text:p>92,407</text:p>
          </table:table-cell>
          <table:table-cell office:value-type="float" office:value="0.0803">
            <text:p>0,0803</text:p>
          </table:table-cell>
          <table:table-cell office:value-type="float" office:value="0.082">
            <text:p>0,0820</text:p>
          </table:table-cell>
          <table:table-cell office:value-type="float" office:value="0.0044">
            <text:p>0,0044</text:p>
          </table:table-cell>
          <table:table-cell table:formula="of:=[.J34]/ABS([.H34])" office:value-type="float" office:value="0.0547945205479452">
            <text:p>0,054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5]+[.A35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35])*180/PI()" office:value-type="float" office:value="87.5928692099705">
            <text:p>87,593</text:p>
          </table:table-cell>
          <table:table-cell office:value-type="float" office:value="0.1614">
            <text:p>0,1614</text:p>
          </table:table-cell>
          <table:table-cell office:value-type="float" office:value="0.0811">
            <text:p>0,0811</text:p>
          </table:table-cell>
          <table:table-cell office:value-type="float" office:value="0.0076">
            <text:p>0,0076</text:p>
          </table:table-cell>
          <table:table-cell table:formula="of:=[.J35]/ABS([.H35])" office:value-type="float" office:value="0.047087980173482">
            <text:p>0,047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6]+[.A36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36])*180/PI()" office:value-type="float" office:value="82.8192442185417">
            <text:p>82,819</text:p>
          </table:table-cell>
          <table:table-cell office:value-type="float" office:value="0.0428">
            <text:p>0,0428</text:p>
          </table:table-cell>
          <table:table-cell office:value-type="float" office:value="0.0816">
            <text:p>0,0816</text:p>
          </table:table-cell>
          <table:table-cell office:value-type="float" office:value="0.0035">
            <text:p>0,0035</text:p>
          </table:table-cell>
          <table:table-cell table:formula="of:=[.J36]/ABS([.H36])" office:value-type="float" office:value="0.0817757009345794">
            <text:p>0,081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7]+[.A37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37])*180/PI()" office:value-type="float" office:value="77.9948271692462">
            <text:p>77,995</text:p>
          </table:table-cell>
          <table:table-cell office:value-type="float" office:value="0.3121">
            <text:p>0,3121</text:p>
          </table:table-cell>
          <table:table-cell office:value-type="float" office:value="0.079">
            <text:p>0,0790</text:p>
          </table:table-cell>
          <table:table-cell office:value-type="float" office:value="0.0146">
            <text:p>0,0146</text:p>
          </table:table-cell>
          <table:table-cell table:formula="of:=[.J37]/ABS([.H37])" office:value-type="float" office:value="0.0467798782441525">
            <text:p>0,046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8]+[.A38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38])*180/PI()" office:value-type="float" office:value="73.0222688917742">
            <text:p>73,022</text:p>
          </table:table-cell>
          <table:table-cell office:value-type="float" office:value="0.3255">
            <text:p>0,3255</text:p>
          </table:table-cell>
          <table:table-cell office:value-type="float" office:value="0.084">
            <text:p>0,0840</text:p>
          </table:table-cell>
          <table:table-cell office:value-type="float" office:value="0.0151">
            <text:p>0,0151</text:p>
          </table:table-cell>
          <table:table-cell table:formula="of:=[.J38]/ABS([.H38])" office:value-type="float" office:value="0.0463901689708141">
            <text:p>0,046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9]+[.A39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39])*180/PI()" office:value-type="float" office:value="67.9756871629579">
            <text:p>67,976</text:p>
          </table:table-cell>
          <table:table-cell office:value-type="float" office:value="0.4696">
            <text:p>0,4696</text:p>
          </table:table-cell>
          <table:table-cell office:value-type="float" office:value="0.0894">
            <text:p>0,0894</text:p>
          </table:table-cell>
          <table:table-cell office:value-type="float" office:value="0.0217">
            <text:p>0,0217</text:p>
          </table:table-cell>
          <table:table-cell table:formula="of:=[.J39]/ABS([.H39])" office:value-type="float" office:value="0.0462095400340716">
            <text:p>0,046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0]+[.A40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40])*180/PI()" office:value-type="float" office:value="62.7418737275049">
            <text:p>62,742</text:p>
          </table:table-cell>
          <table:table-cell office:value-type="float" office:value="0.3992">
            <text:p>0,3992</text:p>
          </table:table-cell>
          <table:table-cell office:value-type="float" office:value="0.0999">
            <text:p>0,0999</text:p>
          </table:table-cell>
          <table:table-cell office:value-type="float" office:value="0.0184">
            <text:p>0,0184</text:p>
          </table:table-cell>
          <table:table-cell table:formula="of:=[.J40]/ABS([.H40])" office:value-type="float" office:value="0.0460921843687375">
            <text:p>0,046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1]+[.A41])/2" office:value-type="float" office:value="715.605">
            <text:p>715,61</text:p>
          </table:table-cell>
          <table:table-cell office:value-type="float" office:value="6.34">
            <text:p>6,3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41])*180/PI()" office:value-type="float" office:value="57.1801084291935">
            <text:p>57,180</text:p>
          </table:table-cell>
          <table:table-cell office:value-type="float" office:value="0.3761">
            <text:p>0,3761</text:p>
          </table:table-cell>
          <table:table-cell office:value-type="float" office:value="0.1848">
            <text:p>0,1848</text:p>
          </table:table-cell>
          <table:table-cell office:value-type="float" office:value="0.019">
            <text:p>0,0190</text:p>
          </table:table-cell>
          <table:table-cell table:formula="of:=[.J41]/ABS([.H41])" office:value-type="float" office:value="0.0505184791278915">
            <text:p>0,050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62]" office:value-type="float" office:value="749.94">
            <text:p>749,94</text:p>
          </table:table-cell>
          <table:table-cell table:style-name="ce1"/>
          <table:table-cell/>
          <table:table-cell table:formula="of:=AVERAGE([.K44:.K62])" office:value-type="float" office:value="0.0550914115470718">
            <text:p>0,055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4]+[.A44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44])*180/PI()" office:value-type="float" office:value="163.335428626181">
            <text:p>163,335</text:p>
          </table:table-cell>
          <table:table-cell office:value-type="float" office:value="-0.3596">
            <text:p>-0,3596</text:p>
          </table:table-cell>
          <table:table-cell office:value-type="float" office:value="0.1442">
            <text:p>0,1442</text:p>
          </table:table-cell>
          <table:table-cell office:value-type="float" office:value="0.0165">
            <text:p>0,0165</text:p>
          </table:table-cell>
          <table:table-cell table:formula="of:=[.J44]/ABS([.H44])" office:value-type="float" office:value="0.0458843159065629">
            <text:p>0,045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5]+[.A45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45])*180/PI()" office:value-type="float" office:value="151.04497562814">
            <text:p>151,045</text:p>
          </table:table-cell>
          <table:table-cell office:value-type="float" office:value="-0.5968">
            <text:p>-0,5968</text:p>
          </table:table-cell>
          <table:table-cell office:value-type="float" office:value="0.0947">
            <text:p>0,0947</text:p>
          </table:table-cell>
          <table:table-cell office:value-type="float" office:value="0.028">
            <text:p>0,0280</text:p>
          </table:table-cell>
          <table:table-cell table:formula="of:=[.J45]/ABS([.H45])" office:value-type="float" office:value="0.046916890080429">
            <text:p>0,046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6]+[.A46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46])*180/PI()" office:value-type="float" office:value="142.372809371166">
            <text:p>142,373</text:p>
          </table:table-cell>
          <table:table-cell office:value-type="float" office:value="-0.4055">
            <text:p>-0,4055</text:p>
          </table:table-cell>
          <table:table-cell office:value-type="float" office:value="0.0711">
            <text:p>0,0711</text:p>
          </table:table-cell>
          <table:table-cell office:value-type="float" office:value="0.019">
            <text:p>0,0190</text:p>
          </table:table-cell>
          <table:table-cell table:formula="of:=[.J46]/ABS([.H46])" office:value-type="float" office:value="0.0468557336621455">
            <text:p>0,046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7]+[.A47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47])*180/PI()" office:value-type="float" office:value="135.072421942444">
            <text:p>135,072</text:p>
          </table:table-cell>
          <table:table-cell office:value-type="float" office:value="-0.5532">
            <text:p>-0,5532</text:p>
          </table:table-cell>
          <table:table-cell office:value-type="float" office:value="0.067">
            <text:p>0,0670</text:p>
          </table:table-cell>
          <table:table-cell office:value-type="float" office:value="0.0257">
            <text:p>0,0257</text:p>
          </table:table-cell>
          <table:table-cell table:formula="of:=[.J47]/ABS([.H47])" office:value-type="float" office:value="0.0464569775849602">
            <text:p>0,0465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8]+[.A48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48])*180/PI()" office:value-type="float" office:value="128.682187453489">
            <text:p>128,682</text:p>
          </table:table-cell>
          <table:table-cell office:value-type="float" office:value="-0.3204">
            <text:p>-0,3204</text:p>
          </table:table-cell>
          <table:table-cell office:value-type="float" office:value="0.0608">
            <text:p>0,0608</text:p>
          </table:table-cell>
          <table:table-cell office:value-type="float" office:value="0.0153">
            <text:p>0,0153</text:p>
          </table:table-cell>
          <table:table-cell table:formula="of:=[.J48]/ABS([.H48])" office:value-type="float" office:value="0.047752808988764">
            <text:p>0,047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9]+[.A49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49])*180/PI()" office:value-type="float" office:value="122.819891570807">
            <text:p>122,820</text:p>
          </table:table-cell>
          <table:table-cell office:value-type="float" office:value="-0.2455">
            <text:p>-0,2455</text:p>
          </table:table-cell>
          <table:table-cell office:value-type="float" office:value="0.0561">
            <text:p>0,0561</text:p>
          </table:table-cell>
          <table:table-cell office:value-type="float" office:value="0.0113">
            <text:p>0,0113</text:p>
          </table:table-cell>
          <table:table-cell table:formula="of:=[.J49]/ABS([.H49])" office:value-type="float" office:value="0.0460285132382892">
            <text:p>0,046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0]+[.A50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50])*180/PI()" office:value-type="float" office:value="117.258126272495">
            <text:p>117,258</text:p>
          </table:table-cell>
          <table:table-cell office:value-type="float" office:value="-0.1133">
            <text:p>-0,1133</text:p>
          </table:table-cell>
          <table:table-cell office:value-type="float" office:value="0.0665">
            <text:p>0,0665</text:p>
          </table:table-cell>
          <table:table-cell office:value-type="float" office:value="0.0059">
            <text:p>0,0059</text:p>
          </table:table-cell>
          <table:table-cell table:formula="of:=[.J50]/ABS([.H50])" office:value-type="float" office:value="0.0520741394527802">
            <text:p>0,0521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1]+[.A51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51])*180/PI()" office:value-type="float" office:value="112.024312837042">
            <text:p>112,024</text:p>
          </table:table-cell>
          <table:table-cell office:value-type="float" office:value="-0.0133">
            <text:p>-0,0133</text:p>
          </table:table-cell>
          <table:table-cell office:value-type="float" office:value="0.0641">
            <text:p>0,0641</text:p>
          </table:table-cell>
          <table:table-cell office:value-type="float" office:value="0.0025">
            <text:p>0,0025</text:p>
          </table:table-cell>
          <table:table-cell table:formula="of:=[.J51]/ABS([.H51])" office:value-type="float" office:value="0.18796992481203">
            <text:p>0,188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2]+[.A52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52])*180/PI()" office:value-type="float" office:value="106.977731108226">
            <text:p>106,978</text:p>
          </table:table-cell>
          <table:table-cell office:value-type="float" office:value="-0.0879">
            <text:p>-0,0879</text:p>
          </table:table-cell>
          <table:table-cell office:value-type="float" office:value="0.0577">
            <text:p>0,0577</text:p>
          </table:table-cell>
          <table:table-cell office:value-type="float" office:value="0.0042">
            <text:p>0,0042</text:p>
          </table:table-cell>
          <table:table-cell table:formula="of:=[.J52]/ABS([.H52])" office:value-type="float" office:value="0.0477815699658703">
            <text:p>0,047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3]+[.A53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53])*180/PI()" office:value-type="float" office:value="102.005172830754">
            <text:p>102,005</text:p>
          </table:table-cell>
          <table:table-cell office:value-type="float" office:value="-0.0566">
            <text:p>-0,0566</text:p>
          </table:table-cell>
          <table:table-cell office:value-type="float" office:value="0.0552">
            <text:p>0,0552</text:p>
          </table:table-cell>
          <table:table-cell office:value-type="float" office:value="0.0031">
            <text:p>0,0031</text:p>
          </table:table-cell>
          <table:table-cell table:formula="of:=[.J53]/ABS([.H53])" office:value-type="float" office:value="0.0547703180212014">
            <text:p>0,054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4]+[.A54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54])*180/PI()" office:value-type="float" office:value="97.1807557814583">
            <text:p>97,181</text:p>
          </table:table-cell>
          <table:table-cell office:value-type="float" office:value="0.0712">
            <text:p>0,0712</text:p>
          </table:table-cell>
          <table:table-cell office:value-type="float" office:value="0.054">
            <text:p>0,0540</text:p>
          </table:table-cell>
          <table:table-cell office:value-type="float" office:value="0.0036">
            <text:p>0,0036</text:p>
          </table:table-cell>
          <table:table-cell table:formula="of:=[.J54]/ABS([.H54])" office:value-type="float" office:value="0.050561797752809">
            <text:p>0,050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5]+[.A55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55])*180/PI()" office:value-type="float" office:value="92.4071307900295">
            <text:p>92,407</text:p>
          </table:table-cell>
          <table:table-cell office:value-type="float" office:value="0.1168">
            <text:p>0,1168</text:p>
          </table:table-cell>
          <table:table-cell office:value-type="float" office:value="0.0515">
            <text:p>0,0515</text:p>
          </table:table-cell>
          <table:table-cell office:value-type="float" office:value="0.0055">
            <text:p>0,0055</text:p>
          </table:table-cell>
          <table:table-cell table:formula="of:=[.J55]/ABS([.H55])" office:value-type="float" office:value="0.0470890410958904">
            <text:p>0,0471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6]+[.A56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56])*180/PI()" office:value-type="float" office:value="87.5928692099705">
            <text:p>87,593</text:p>
          </table:table-cell>
          <table:table-cell office:value-type="float" office:value="0.1819">
            <text:p>0,1819</text:p>
          </table:table-cell>
          <table:table-cell office:value-type="float" office:value="0.052">
            <text:p>0,0520</text:p>
          </table:table-cell>
          <table:table-cell office:value-type="float" office:value="0.0085">
            <text:p>0,0085</text:p>
          </table:table-cell>
          <table:table-cell table:formula="of:=[.J56]/ABS([.H56])" office:value-type="float" office:value="0.0467289719626168">
            <text:p>0,0467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7]+[.A57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57])*180/PI()" office:value-type="float" office:value="82.8192442185417">
            <text:p>82,819</text:p>
          </table:table-cell>
          <table:table-cell office:value-type="float" office:value="0.2012">
            <text:p>0,2012</text:p>
          </table:table-cell>
          <table:table-cell office:value-type="float" office:value="0.0514">
            <text:p>0,0514</text:p>
          </table:table-cell>
          <table:table-cell office:value-type="float" office:value="0.0093">
            <text:p>0,0093</text:p>
          </table:table-cell>
          <table:table-cell table:formula="of:=[.J57]/ABS([.H57])" office:value-type="float" office:value="0.0462226640159046">
            <text:p>0,0462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8]+[.A58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58])*180/PI()" office:value-type="float" office:value="77.9948271692462">
            <text:p>77,995</text:p>
          </table:table-cell>
          <table:table-cell office:value-type="float" office:value="0.2563">
            <text:p>0,2563</text:p>
          </table:table-cell>
          <table:table-cell office:value-type="float" office:value="0.0524">
            <text:p>0,0524</text:p>
          </table:table-cell>
          <table:table-cell office:value-type="float" office:value="0.012">
            <text:p>0,0120</text:p>
          </table:table-cell>
          <table:table-cell table:formula="of:=[.J58]/ABS([.H58])" office:value-type="float" office:value="0.0468201326570425">
            <text:p>0,046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9]+[.A59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59])*180/PI()" office:value-type="float" office:value="73.0222688917742">
            <text:p>73,022</text:p>
          </table:table-cell>
          <table:table-cell office:value-type="float" office:value="0.2983">
            <text:p>0,2983</text:p>
          </table:table-cell>
          <table:table-cell office:value-type="float" office:value="0.0531">
            <text:p>0,0531</text:p>
          </table:table-cell>
          <table:table-cell office:value-type="float" office:value="0.0138">
            <text:p>0,0138</text:p>
          </table:table-cell>
          <table:table-cell table:formula="of:=[.J59]/ABS([.H59])" office:value-type="float" office:value="0.0462621521957761">
            <text:p>0,0463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0]+[.A60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60])*180/PI()" office:value-type="float" office:value="67.9756871629579">
            <text:p>67,976</text:p>
          </table:table-cell>
          <table:table-cell office:value-type="float" office:value="0.3351">
            <text:p>0,3351</text:p>
          </table:table-cell>
          <table:table-cell office:value-type="float" office:value="0.0563">
            <text:p>0,0563</text:p>
          </table:table-cell>
          <table:table-cell office:value-type="float" office:value="0.0156">
            <text:p>0,0156</text:p>
          </table:table-cell>
          <table:table-cell table:formula="of:=[.J60]/ABS([.H60])" office:value-type="float" office:value="0.0465532676812892">
            <text:p>0,046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1]+[.A61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61])*180/PI()" office:value-type="float" office:value="62.7418737275049">
            <text:p>62,742</text:p>
          </table:table-cell>
          <table:table-cell office:value-type="float" office:value="0.3714">
            <text:p>0,3714</text:p>
          </table:table-cell>
          <table:table-cell office:value-type="float" office:value="0.0604">
            <text:p>0,0604</text:p>
          </table:table-cell>
          <table:table-cell office:value-type="float" office:value="0.0171">
            <text:p>0,0171</text:p>
          </table:table-cell>
          <table:table-cell table:formula="of:=[.J61]/ABS([.H61])" office:value-type="float" office:value="0.0460420032310178">
            <text:p>0,046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2]+[.A62])/2" office:value-type="float" office:value="749.94">
            <text:p>749,94</text:p>
          </table:table-cell>
          <table:table-cell office:value-type="float" office:value="6.16">
            <text:p>6,2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62])*180/PI()" office:value-type="float" office:value="57.1801084291935">
            <text:p>57,180</text:p>
          </table:table-cell>
          <table:table-cell office:value-type="float" office:value="0.3023">
            <text:p>0,3023</text:p>
          </table:table-cell>
          <table:table-cell office:value-type="float" office:value="0.0902">
            <text:p>0,0902</text:p>
          </table:table-cell>
          <table:table-cell office:value-type="float" office:value="0.0145">
            <text:p>0,0145</text:p>
          </table:table-cell>
          <table:table-cell table:formula="of:=[.J62]/ABS([.H62])" office:value-type="float" office:value="0.0479655970889845">
            <text:p>0,04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84]" office:value-type="float" office:value="783.42">
            <text:p>783,42</text:p>
          </table:table-cell>
          <table:table-cell table:style-name="ce1"/>
          <table:table-cell/>
          <table:table-cell table:formula="of:=AVERAGE([.K65:.K84])" office:value-type="float" office:value="0.113199206166055">
            <text:p>0,113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5]+[.A65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65])*180/PI()" office:value-type="float" office:value="163.335428626181">
            <text:p>163,335</text:p>
          </table:table-cell>
          <table:table-cell office:value-type="float" office:value="-0.0975">
            <text:p>-0,0975</text:p>
          </table:table-cell>
          <table:table-cell office:value-type="float" office:value="0.1297">
            <text:p>0,1297</text:p>
          </table:table-cell>
          <table:table-cell office:value-type="float" office:value="0.006">
            <text:p>0,0060</text:p>
          </table:table-cell>
          <table:table-cell table:formula="of:=[.J65]/ABS([.H65])" office:value-type="float" office:value="0.0615384615384615">
            <text:p>0,061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6]+[.A66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66])*180/PI()" office:value-type="float" office:value="151.04497562814">
            <text:p>151,045</text:p>
          </table:table-cell>
          <table:table-cell office:value-type="float" office:value="-0.5368">
            <text:p>-0,5368</text:p>
          </table:table-cell>
          <table:table-cell office:value-type="float" office:value="0.0892">
            <text:p>0,0892</text:p>
          </table:table-cell>
          <table:table-cell office:value-type="float" office:value="0.0249">
            <text:p>0,0249</text:p>
          </table:table-cell>
          <table:table-cell table:formula="of:=[.J66]/ABS([.H66])" office:value-type="float" office:value="0.0463859910581222">
            <text:p>0,046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7]+[.A67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67])*180/PI()" office:value-type="float" office:value="142.372809371166">
            <text:p>142,373</text:p>
          </table:table-cell>
          <table:table-cell office:value-type="float" office:value="-0.4505">
            <text:p>-0,4505</text:p>
          </table:table-cell>
          <table:table-cell office:value-type="float" office:value="0.0679">
            <text:p>0,0679</text:p>
          </table:table-cell>
          <table:table-cell office:value-type="float" office:value="0.021">
            <text:p>0,0210</text:p>
          </table:table-cell>
          <table:table-cell table:formula="of:=[.J67]/ABS([.H67])" office:value-type="float" office:value="0.04661487236404">
            <text:p>0,046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8]+[.A68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68])*180/PI()" office:value-type="float" office:value="135.072421942444">
            <text:p>135,072</text:p>
          </table:table-cell>
          <table:table-cell office:value-type="float" office:value="-0.4925">
            <text:p>-0,4925</text:p>
          </table:table-cell>
          <table:table-cell office:value-type="float" office:value="0.0657">
            <text:p>0,0657</text:p>
          </table:table-cell>
          <table:table-cell office:value-type="float" office:value="0.0229">
            <text:p>0,0229</text:p>
          </table:table-cell>
          <table:table-cell table:formula="of:=[.J68]/ABS([.H68])" office:value-type="float" office:value="0.046497461928934">
            <text:p>0,046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9]+[.A69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69])*180/PI()" office:value-type="float" office:value="128.682187453489">
            <text:p>128,682</text:p>
          </table:table-cell>
          <table:table-cell office:value-type="float" office:value="-0.4231">
            <text:p>-0,4231</text:p>
          </table:table-cell>
          <table:table-cell office:value-type="float" office:value="0.0607">
            <text:p>0,0607</text:p>
          </table:table-cell>
          <table:table-cell office:value-type="float" office:value="0.0201">
            <text:p>0,0201</text:p>
          </table:table-cell>
          <table:table-cell table:formula="of:=[.J69]/ABS([.H69])" office:value-type="float" office:value="0.0475064996454739">
            <text:p>0,047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0]+[.A70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70])*180/PI()" office:value-type="float" office:value="122.819891570807">
            <text:p>122,820</text:p>
          </table:table-cell>
          <table:table-cell office:value-type="float" office:value="-0.2544">
            <text:p>-0,2544</text:p>
          </table:table-cell>
          <table:table-cell office:value-type="float" office:value="0.0611">
            <text:p>0,0611</text:p>
          </table:table-cell>
          <table:table-cell office:value-type="float" office:value="0.012">
            <text:p>0,0120</text:p>
          </table:table-cell>
          <table:table-cell table:formula="of:=[.J70]/ABS([.H70])" office:value-type="float" office:value="0.0471698113207547">
            <text:p>0,047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1]+[.A71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71])*180/PI()" office:value-type="float" office:value="117.258126272495">
            <text:p>117,258</text:p>
          </table:table-cell>
          <table:table-cell office:value-type="float" office:value="-0.2125">
            <text:p>-0,2125</text:p>
          </table:table-cell>
          <table:table-cell office:value-type="float" office:value="0.0681">
            <text:p>0,0681</text:p>
          </table:table-cell>
          <table:table-cell office:value-type="float" office:value="0.0109">
            <text:p>0,0109</text:p>
          </table:table-cell>
          <table:table-cell table:formula="of:=[.J71]/ABS([.H71])" office:value-type="float" office:value="0.0512941176470588">
            <text:p>0,0513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2]+[.A72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72])*180/PI()" office:value-type="float" office:value="112.024312837042">
            <text:p>112,024</text:p>
          </table:table-cell>
          <table:table-cell office:value-type="float" office:value="-0.1552">
            <text:p>-0,1552</text:p>
          </table:table-cell>
          <table:table-cell office:value-type="float" office:value="0.067">
            <text:p>0,0670</text:p>
          </table:table-cell>
          <table:table-cell office:value-type="float" office:value="0.0072">
            <text:p>0,0072</text:p>
          </table:table-cell>
          <table:table-cell table:formula="of:=[.J72]/ABS([.H72])" office:value-type="float" office:value="0.0463917525773196">
            <text:p>0,046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3]+[.A73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73])*180/PI()" office:value-type="float" office:value="106.977731108226">
            <text:p>106,978</text:p>
          </table:table-cell>
          <table:table-cell office:value-type="float" office:value="-0.0034">
            <text:p>-0,0034</text:p>
          </table:table-cell>
          <table:table-cell office:value-type="float" office:value="0.0599">
            <text:p>0,0599</text:p>
          </table:table-cell>
          <table:table-cell office:value-type="float" office:value="0.0022">
            <text:p>0,0022</text:p>
          </table:table-cell>
          <table:table-cell table:formula="of:=[.J73]/ABS([.H73])" office:value-type="float" office:value="0.647058823529412">
            <text:p>0,647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4]+[.A74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74])*180/PI()" office:value-type="float" office:value="102.005172830754">
            <text:p>102,005</text:p>
          </table:table-cell>
          <table:table-cell office:value-type="float" office:value="0.0053">
            <text:p>0,0053</text:p>
          </table:table-cell>
          <table:table-cell office:value-type="float" office:value="0.0591">
            <text:p>0,0591</text:p>
          </table:table-cell>
          <table:table-cell office:value-type="float" office:value="0.0023">
            <text:p>0,0023</text:p>
          </table:table-cell>
          <table:table-cell table:formula="of:=[.J74]/ABS([.H74])" office:value-type="float" office:value="0.433962264150943">
            <text:p>0,4340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5]+[.A75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75])*180/PI()" office:value-type="float" office:value="97.1807557814583">
            <text:p>97,181</text:p>
          </table:table-cell>
          <table:table-cell office:value-type="float" office:value="0.009">
            <text:p>0,0090</text:p>
          </table:table-cell>
          <table:table-cell office:value-type="float" office:value="0.0555">
            <text:p>0,0555</text:p>
          </table:table-cell>
          <table:table-cell office:value-type="float" office:value="0.0021">
            <text:p>0,0021</text:p>
          </table:table-cell>
          <table:table-cell table:formula="of:=[.J75]/ABS([.H75])" office:value-type="float" office:value="0.233333333333333">
            <text:p>0,2333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6]+[.A76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76])*180/PI()" office:value-type="float" office:value="92.4071307900295">
            <text:p>92,407</text:p>
          </table:table-cell>
          <table:table-cell office:value-type="float" office:value="-0.027">
            <text:p>-0,0270</text:p>
          </table:table-cell>
          <table:table-cell office:value-type="float" office:value="0.0539">
            <text:p>0,0539</text:p>
          </table:table-cell>
          <table:table-cell office:value-type="float" office:value="0.0023">
            <text:p>0,0023</text:p>
          </table:table-cell>
          <table:table-cell table:formula="of:=[.J76]/ABS([.H76])" office:value-type="float" office:value="0.0851851851851852">
            <text:p>0,085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7]+[.A77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77])*180/PI()" office:value-type="float" office:value="87.5928692099705">
            <text:p>87,593</text:p>
          </table:table-cell>
          <table:table-cell office:value-type="float" office:value="0.172">
            <text:p>0,1720</text:p>
          </table:table-cell>
          <table:table-cell office:value-type="float" office:value="0.0553">
            <text:p>0,0553</text:p>
          </table:table-cell>
          <table:table-cell office:value-type="float" office:value="0.0082">
            <text:p>0,0082</text:p>
          </table:table-cell>
          <table:table-cell table:formula="of:=[.J77]/ABS([.H77])" office:value-type="float" office:value="0.0476744186046512">
            <text:p>0,047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8]+[.A78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78])*180/PI()" office:value-type="float" office:value="82.8192442185417">
            <text:p>82,819</text:p>
          </table:table-cell>
          <table:table-cell office:value-type="float" office:value="0.0301">
            <text:p>0,0301</text:p>
          </table:table-cell>
          <table:table-cell office:value-type="float" office:value="0.0562">
            <text:p>0,0562</text:p>
          </table:table-cell>
          <table:table-cell office:value-type="float" office:value="0.0024">
            <text:p>0,0024</text:p>
          </table:table-cell>
          <table:table-cell table:formula="of:=[.J78]/ABS([.H78])" office:value-type="float" office:value="0.079734219269103">
            <text:p>0,079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9]+[.A79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79])*180/PI()" office:value-type="float" office:value="77.9948271692462">
            <text:p>77,995</text:p>
          </table:table-cell>
          <table:table-cell office:value-type="float" office:value="0.2526">
            <text:p>0,2526</text:p>
          </table:table-cell>
          <table:table-cell office:value-type="float" office:value="0.0554">
            <text:p>0,0554</text:p>
          </table:table-cell>
          <table:table-cell office:value-type="float" office:value="0.012">
            <text:p>0,0120</text:p>
          </table:table-cell>
          <table:table-cell table:formula="of:=[.J79]/ABS([.H79])" office:value-type="float" office:value="0.0475059382422803">
            <text:p>0,047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0]+[.A80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80])*180/PI()" office:value-type="float" office:value="73.0222688917742">
            <text:p>73,022</text:p>
          </table:table-cell>
          <table:table-cell office:value-type="float" office:value="0.2695">
            <text:p>0,2695</text:p>
          </table:table-cell>
          <table:table-cell office:value-type="float" office:value="0.0576">
            <text:p>0,0576</text:p>
          </table:table-cell>
          <table:table-cell office:value-type="float" office:value="0.0127">
            <text:p>0,0127</text:p>
          </table:table-cell>
          <table:table-cell table:formula="of:=[.J80]/ABS([.H80])" office:value-type="float" office:value="0.0471243042671614">
            <text:p>0,047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1]+[.A81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81])*180/PI()" office:value-type="float" office:value="67.9756871629579">
            <text:p>67,976</text:p>
          </table:table-cell>
          <table:table-cell office:value-type="float" office:value="0.3126">
            <text:p>0,3126</text:p>
          </table:table-cell>
          <table:table-cell office:value-type="float" office:value="0.0615">
            <text:p>0,0615</text:p>
          </table:table-cell>
          <table:table-cell office:value-type="float" office:value="0.0149">
            <text:p>0,0149</text:p>
          </table:table-cell>
          <table:table-cell table:formula="of:=[.J81]/ABS([.H81])" office:value-type="float" office:value="0.0476647472808701">
            <text:p>0,047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2]+[.A82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82])*180/PI()" office:value-type="float" office:value="62.7418737275049">
            <text:p>62,742</text:p>
          </table:table-cell>
          <table:table-cell office:value-type="float" office:value="0.4234">
            <text:p>0,4234</text:p>
          </table:table-cell>
          <table:table-cell office:value-type="float" office:value="0.0635">
            <text:p>0,0635</text:p>
          </table:table-cell>
          <table:table-cell office:value-type="float" office:value="0.0198">
            <text:p>0,0198</text:p>
          </table:table-cell>
          <table:table-cell table:formula="of:=[.J82]/ABS([.H82])" office:value-type="float" office:value="0.0467642890883326">
            <text:p>0,046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3]+[.A83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83])*180/PI()" office:value-type="float" office:value="57.1801084291935">
            <text:p>57,180</text:p>
          </table:table-cell>
          <table:table-cell office:value-type="float" office:value="0.4539">
            <text:p>0,4539</text:p>
          </table:table-cell>
          <table:table-cell office:value-type="float" office:value="0.0786">
            <text:p>0,0786</text:p>
          </table:table-cell>
          <table:table-cell office:value-type="float" office:value="0.0217">
            <text:p>0,0217</text:p>
          </table:table-cell>
          <table:table-cell table:formula="of:=[.J83]/ABS([.H83])" office:value-type="float" office:value="0.0478078871998237">
            <text:p>0,047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4]+[.A84])/2" office:value-type="float" office:value="783.42">
            <text:p>783,42</text:p>
          </table:table-cell>
          <table:table-cell office:value-type="float" office:value="6">
            <text:p>6,0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84])*180/PI()" office:value-type="float" office:value="51.3178125465106">
            <text:p>51,318</text:p>
          </table:table-cell>
          <table:table-cell office:value-type="float" office:value="1.4358">
            <text:p>1,4358</text:p>
          </table:table-cell>
          <table:table-cell office:value-type="float" office:value="0.3602">
            <text:p>0,3602</text:p>
          </table:table-cell>
          <table:table-cell office:value-type="float" office:value="0.1533">
            <text:p>0,1533</text:p>
          </table:table-cell>
          <table:table-cell table:formula="of:=[.J84]/ABS([.H84])" office:value-type="float" office:value="0.106769745089845">
            <text:p>0,10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06]" office:value-type="float" office:value="815.92">
            <text:p>815,92</text:p>
          </table:table-cell>
          <table:table-cell table:style-name="ce1"/>
          <table:table-cell/>
          <table:table-cell table:formula="of:=AVERAGE([.K87:.K106])" office:value-type="float" office:value="0.0909252986722939">
            <text:p>0,09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7]+[.A87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87])*180/PI()" office:value-type="float" office:value="163.335428626181">
            <text:p>163,335</text:p>
          </table:table-cell>
          <table:table-cell office:value-type="float" office:value="-0.0696">
            <text:p>-0,0696</text:p>
          </table:table-cell>
          <table:table-cell office:value-type="float" office:value="0.1227">
            <text:p>0,1227</text:p>
          </table:table-cell>
          <table:table-cell office:value-type="float" office:value="0.0052">
            <text:p>0,0052</text:p>
          </table:table-cell>
          <table:table-cell table:formula="of:=[.J87]/ABS([.H87])" office:value-type="float" office:value="0.0747126436781609">
            <text:p>0,074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8]+[.A88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88])*180/PI()" office:value-type="float" office:value="151.04497562814">
            <text:p>151,045</text:p>
          </table:table-cell>
          <table:table-cell office:value-type="float" office:value="-0.4195">
            <text:p>-0,4195</text:p>
          </table:table-cell>
          <table:table-cell office:value-type="float" office:value="0.083">
            <text:p>0,0830</text:p>
          </table:table-cell>
          <table:table-cell office:value-type="float" office:value="0.0195">
            <text:p>0,0195</text:p>
          </table:table-cell>
          <table:table-cell table:formula="of:=[.J88]/ABS([.H88])" office:value-type="float" office:value="0.0464839094159714">
            <text:p>0,0465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9]+[.A89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89])*180/PI()" office:value-type="float" office:value="142.372809371166">
            <text:p>142,373</text:p>
          </table:table-cell>
          <table:table-cell office:value-type="float" office:value="-0.3938">
            <text:p>-0,3938</text:p>
          </table:table-cell>
          <table:table-cell office:value-type="float" office:value="0.0645">
            <text:p>0,0645</text:p>
          </table:table-cell>
          <table:table-cell office:value-type="float" office:value="0.0184">
            <text:p>0,0184</text:p>
          </table:table-cell>
          <table:table-cell table:formula="of:=[.J89]/ABS([.H89])" office:value-type="float" office:value="0.0467242254951752">
            <text:p>0,046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0]+[.A90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90])*180/PI()" office:value-type="float" office:value="135.072421942444">
            <text:p>135,072</text:p>
          </table:table-cell>
          <table:table-cell office:value-type="float" office:value="-0.3578">
            <text:p>-0,3578</text:p>
          </table:table-cell>
          <table:table-cell office:value-type="float" office:value="0.0595">
            <text:p>0,0595</text:p>
          </table:table-cell>
          <table:table-cell office:value-type="float" office:value="0.0166">
            <text:p>0,0166</text:p>
          </table:table-cell>
          <table:table-cell table:formula="of:=[.J90]/ABS([.H90])" office:value-type="float" office:value="0.0463946338736724">
            <text:p>0,0464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1]+[.A91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91])*180/PI()" office:value-type="float" office:value="128.682187453489">
            <text:p>128,682</text:p>
          </table:table-cell>
          <table:table-cell office:value-type="float" office:value="-0.3259">
            <text:p>-0,3259</text:p>
          </table:table-cell>
          <table:table-cell office:value-type="float" office:value="0.0593">
            <text:p>0,0593</text:p>
          </table:table-cell>
          <table:table-cell office:value-type="float" office:value="0.0156">
            <text:p>0,0156</text:p>
          </table:table-cell>
          <table:table-cell table:formula="of:=[.J91]/ABS([.H91])" office:value-type="float" office:value="0.0478674440012274">
            <text:p>0,047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2]+[.A92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92])*180/PI()" office:value-type="float" office:value="122.819891570807">
            <text:p>122,820</text:p>
          </table:table-cell>
          <table:table-cell office:value-type="float" office:value="-0.2307">
            <text:p>-0,2307</text:p>
          </table:table-cell>
          <table:table-cell office:value-type="float" office:value="0.0582">
            <text:p>0,0582</text:p>
          </table:table-cell>
          <table:table-cell office:value-type="float" office:value="0.0109">
            <text:p>0,0109</text:p>
          </table:table-cell>
          <table:table-cell table:formula="of:=[.J92]/ABS([.H92])" office:value-type="float" office:value="0.047247507585609">
            <text:p>0,0472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3]+[.A93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93])*180/PI()" office:value-type="float" office:value="117.258126272495">
            <text:p>117,258</text:p>
          </table:table-cell>
          <table:table-cell office:value-type="float" office:value="-0.3007">
            <text:p>-0,3007</text:p>
          </table:table-cell>
          <table:table-cell office:value-type="float" office:value="0.068">
            <text:p>0,0680</text:p>
          </table:table-cell>
          <table:table-cell office:value-type="float" office:value="0.0156">
            <text:p>0,0156</text:p>
          </table:table-cell>
          <table:table-cell table:formula="of:=[.J93]/ABS([.H93])" office:value-type="float" office:value="0.051878949118723">
            <text:p>0,051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4]+[.A94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94])*180/PI()" office:value-type="float" office:value="112.024312837042">
            <text:p>112,024</text:p>
          </table:table-cell>
          <table:table-cell office:value-type="float" office:value="-0.1659">
            <text:p>-0,1659</text:p>
          </table:table-cell>
          <table:table-cell office:value-type="float" office:value="0.0654">
            <text:p>0,0654</text:p>
          </table:table-cell>
          <table:table-cell office:value-type="float" office:value="0.0081">
            <text:p>0,0081</text:p>
          </table:table-cell>
          <table:table-cell table:formula="of:=[.J94]/ABS([.H94])" office:value-type="float" office:value="0.0488245931283906">
            <text:p>0,048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5]+[.A95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95])*180/PI()" office:value-type="float" office:value="106.977731108226">
            <text:p>106,978</text:p>
          </table:table-cell>
          <table:table-cell office:value-type="float" office:value="-0.1027">
            <text:p>-0,1027</text:p>
          </table:table-cell>
          <table:table-cell office:value-type="float" office:value="0.0601">
            <text:p>0,0601</text:p>
          </table:table-cell>
          <table:table-cell office:value-type="float" office:value="0.0049">
            <text:p>0,0049</text:p>
          </table:table-cell>
          <table:table-cell table:formula="of:=[.J95]/ABS([.H95])" office:value-type="float" office:value="0.0477117818889971">
            <text:p>0,047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6]+[.A96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96])*180/PI()" office:value-type="float" office:value="102.005172830754">
            <text:p>102,005</text:p>
          </table:table-cell>
          <table:table-cell office:value-type="float" office:value="-0.0298">
            <text:p>-0,0298</text:p>
          </table:table-cell>
          <table:table-cell office:value-type="float" office:value="0.0596">
            <text:p>0,0596</text:p>
          </table:table-cell>
          <table:table-cell office:value-type="float" office:value="0.0026">
            <text:p>0,0026</text:p>
          </table:table-cell>
          <table:table-cell table:formula="of:=[.J96]/ABS([.H96])" office:value-type="float" office:value="0.087248322147651">
            <text:p>0,0872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7]+[.A97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97])*180/PI()" office:value-type="float" office:value="97.1807557814583">
            <text:p>97,181</text:p>
          </table:table-cell>
          <table:table-cell office:value-type="float" office:value="0.0027">
            <text:p>0,0027</text:p>
          </table:table-cell>
          <table:table-cell office:value-type="float" office:value="0.0581">
            <text:p>0,0581</text:p>
          </table:table-cell>
          <table:table-cell office:value-type="float" office:value="0.0022">
            <text:p>0,0022</text:p>
          </table:table-cell>
          <table:table-cell table:formula="of:=[.J97]/ABS([.H97])" office:value-type="float" office:value="0.814814814814815">
            <text:p>0,814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8]+[.A98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98])*180/PI()" office:value-type="float" office:value="92.4071307900295">
            <text:p>92,407</text:p>
          </table:table-cell>
          <table:table-cell office:value-type="float" office:value="0.1304">
            <text:p>0,1304</text:p>
          </table:table-cell>
          <table:table-cell office:value-type="float" office:value="0.0571">
            <text:p>0,0571</text:p>
          </table:table-cell>
          <table:table-cell office:value-type="float" office:value="0.0062">
            <text:p>0,0062</text:p>
          </table:table-cell>
          <table:table-cell table:formula="of:=[.J98]/ABS([.H98])" office:value-type="float" office:value="0.0475460122699387">
            <text:p>0,0475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9]+[.A99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99])*180/PI()" office:value-type="float" office:value="87.5928692099705">
            <text:p>87,593</text:p>
          </table:table-cell>
          <table:table-cell office:value-type="float" office:value="0.2043">
            <text:p>0,2043</text:p>
          </table:table-cell>
          <table:table-cell office:value-type="float" office:value="0.0562">
            <text:p>0,0562</text:p>
          </table:table-cell>
          <table:table-cell office:value-type="float" office:value="0.0098">
            <text:p>0,0098</text:p>
          </table:table-cell>
          <table:table-cell table:formula="of:=[.J99]/ABS([.H99])" office:value-type="float" office:value="0.0479686735193343">
            <text:p>0,0480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0]+[.A100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00])*180/PI()" office:value-type="float" office:value="82.8192442185417">
            <text:p>82,819</text:p>
          </table:table-cell>
          <table:table-cell office:value-type="float" office:value="0.1507">
            <text:p>0,1507</text:p>
          </table:table-cell>
          <table:table-cell office:value-type="float" office:value="0.056">
            <text:p>0,0560</text:p>
          </table:table-cell>
          <table:table-cell office:value-type="float" office:value="0.0071">
            <text:p>0,0071</text:p>
          </table:table-cell>
          <table:table-cell table:formula="of:=[.J100]/ABS([.H100])" office:value-type="float" office:value="0.0471134704711347">
            <text:p>0,047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1]+[.A101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01])*180/PI()" office:value-type="float" office:value="77.9948271692462">
            <text:p>77,995</text:p>
          </table:table-cell>
          <table:table-cell office:value-type="float" office:value="0.2234">
            <text:p>0,2234</text:p>
          </table:table-cell>
          <table:table-cell office:value-type="float" office:value="0.0579">
            <text:p>0,0579</text:p>
          </table:table-cell>
          <table:table-cell office:value-type="float" office:value="0.0108">
            <text:p>0,0108</text:p>
          </table:table-cell>
          <table:table-cell table:formula="of:=[.J101]/ABS([.H101])" office:value-type="float" office:value="0.0483437779767234">
            <text:p>0,048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2]+[.A102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02])*180/PI()" office:value-type="float" office:value="73.0222688917742">
            <text:p>73,022</text:p>
          </table:table-cell>
          <table:table-cell office:value-type="float" office:value="0.2499">
            <text:p>0,2499</text:p>
          </table:table-cell>
          <table:table-cell office:value-type="float" office:value="0.0606">
            <text:p>0,0606</text:p>
          </table:table-cell>
          <table:table-cell office:value-type="float" office:value="0.012">
            <text:p>0,0120</text:p>
          </table:table-cell>
          <table:table-cell table:formula="of:=[.J102]/ABS([.H102])" office:value-type="float" office:value="0.0480192076830732">
            <text:p>0,0480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3]+[.A103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03])*180/PI()" office:value-type="float" office:value="67.9756871629579">
            <text:p>67,976</text:p>
          </table:table-cell>
          <table:table-cell office:value-type="float" office:value="0.3343">
            <text:p>0,3343</text:p>
          </table:table-cell>
          <table:table-cell office:value-type="float" office:value="0.0631">
            <text:p>0,0631</text:p>
          </table:table-cell>
          <table:table-cell office:value-type="float" office:value="0.016">
            <text:p>0,0160</text:p>
          </table:table-cell>
          <table:table-cell table:formula="of:=[.J103]/ABS([.H103])" office:value-type="float" office:value="0.0478612025127131">
            <text:p>0,047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4]+[.A104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04])*180/PI()" office:value-type="float" office:value="62.7418737275049">
            <text:p>62,742</text:p>
          </table:table-cell>
          <table:table-cell office:value-type="float" office:value="0.4784">
            <text:p>0,4784</text:p>
          </table:table-cell>
          <table:table-cell office:value-type="float" office:value="0.0691">
            <text:p>0,0691</text:p>
          </table:table-cell>
          <table:table-cell office:value-type="float" office:value="0.0228">
            <text:p>0,0228</text:p>
          </table:table-cell>
          <table:table-cell table:formula="of:=[.J104]/ABS([.H104])" office:value-type="float" office:value="0.0476588628762542">
            <text:p>0,047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5]+[.A105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05])*180/PI()" office:value-type="float" office:value="57.1801084291935">
            <text:p>57,180</text:p>
          </table:table-cell>
          <table:table-cell office:value-type="float" office:value="0.4816">
            <text:p>0,4816</text:p>
          </table:table-cell>
          <table:table-cell office:value-type="float" office:value="0.0799">
            <text:p>0,0799</text:p>
          </table:table-cell>
          <table:table-cell office:value-type="float" office:value="0.024">
            <text:p>0,0240</text:p>
          </table:table-cell>
          <table:table-cell table:formula="of:=[.J105]/ABS([.H105])" office:value-type="float" office:value="0.0498338870431894">
            <text:p>0,049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6]+[.A106])/2" office:value-type="float" office:value="815.92">
            <text:p>815,92</text:p>
          </table:table-cell>
          <table:table-cell office:value-type="float" office:value="5.84">
            <text:p>5,8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06])*180/PI()" office:value-type="float" office:value="51.3178125465106">
            <text:p>51,318</text:p>
          </table:table-cell>
          <table:table-cell office:value-type="float" office:value="0.6451">
            <text:p>0,6451</text:p>
          </table:table-cell>
          <table:table-cell office:value-type="float" office:value="0.192">
            <text:p>0,1920</text:p>
          </table:table-cell>
          <table:table-cell office:value-type="float" office:value="0.0479">
            <text:p>0,0479</text:p>
          </table:table-cell>
          <table:table-cell table:formula="of:=[.J106]/ABS([.H106])" office:value-type="float" office:value="0.0742520539451248">
            <text:p>0,07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28]" office:value-type="float" office:value="850.45">
            <text:p>850,45</text:p>
          </table:table-cell>
          <table:table-cell table:style-name="ce1"/>
          <table:table-cell/>
          <table:table-cell table:formula="of:=AVERAGE([.K109:.K128])" office:value-type="float" office:value="0.050275756083676">
            <text:p>0,0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09]+[.A109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09])*180/PI()" office:value-type="float" office:value="163.335428626181">
            <text:p>163,335</text:p>
          </table:table-cell>
          <table:table-cell office:value-type="float" office:value="-0.331">
            <text:p>-0,3310</text:p>
          </table:table-cell>
          <table:table-cell office:value-type="float" office:value="0.1155">
            <text:p>0,1155</text:p>
          </table:table-cell>
          <table:table-cell office:value-type="float" office:value="0.0151">
            <text:p>0,0151</text:p>
          </table:table-cell>
          <table:table-cell table:formula="of:=[.J109]/ABS([.H109])" office:value-type="float" office:value="0.045619335347432">
            <text:p>0,045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0]+[.A110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10])*180/PI()" office:value-type="float" office:value="151.04497562814">
            <text:p>151,045</text:p>
          </table:table-cell>
          <table:table-cell office:value-type="float" office:value="-0.1797">
            <text:p>-0,1797</text:p>
          </table:table-cell>
          <table:table-cell office:value-type="float" office:value="0.0808">
            <text:p>0,0808</text:p>
          </table:table-cell>
          <table:table-cell office:value-type="float" office:value="0.0085">
            <text:p>0,0085</text:p>
          </table:table-cell>
          <table:table-cell table:formula="of:=[.J110]/ABS([.H110])" office:value-type="float" office:value="0.0473010573177518">
            <text:p>0,047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1]+[.A111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11])*180/PI()" office:value-type="float" office:value="142.372809371166">
            <text:p>142,373</text:p>
          </table:table-cell>
          <table:table-cell office:value-type="float" office:value="-0.2463">
            <text:p>-0,2463</text:p>
          </table:table-cell>
          <table:table-cell office:value-type="float" office:value="0.0645">
            <text:p>0,0645</text:p>
          </table:table-cell>
          <table:table-cell office:value-type="float" office:value="0.0118">
            <text:p>0,0118</text:p>
          </table:table-cell>
          <table:table-cell table:formula="of:=[.J111]/ABS([.H111])" office:value-type="float" office:value="0.047909053999188">
            <text:p>0,0479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2]+[.A112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12])*180/PI()" office:value-type="float" office:value="135.072421942444">
            <text:p>135,072</text:p>
          </table:table-cell>
          <table:table-cell office:value-type="float" office:value="-0.3491">
            <text:p>-0,3491</text:p>
          </table:table-cell>
          <table:table-cell office:value-type="float" office:value="0.0608">
            <text:p>0,0608</text:p>
          </table:table-cell>
          <table:table-cell office:value-type="float" office:value="0.0162">
            <text:p>0,0162</text:p>
          </table:table-cell>
          <table:table-cell table:formula="of:=[.J112]/ABS([.H112])" office:value-type="float" office:value="0.0464050415353767">
            <text:p>0,0464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3]+[.A113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13])*180/PI()" office:value-type="float" office:value="128.682187453489">
            <text:p>128,682</text:p>
          </table:table-cell>
          <table:table-cell office:value-type="float" office:value="-0.1502">
            <text:p>-0,1502</text:p>
          </table:table-cell>
          <table:table-cell office:value-type="float" office:value="0.0585">
            <text:p>0,0585</text:p>
          </table:table-cell>
          <table:table-cell office:value-type="float" office:value="0.0073">
            <text:p>0,0073</text:p>
          </table:table-cell>
          <table:table-cell table:formula="of:=[.J113]/ABS([.H113])" office:value-type="float" office:value="0.0486018641810919">
            <text:p>0,048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4]+[.A114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14])*180/PI()" office:value-type="float" office:value="122.819891570807">
            <text:p>122,820</text:p>
          </table:table-cell>
          <table:table-cell office:value-type="float" office:value="-0.1655">
            <text:p>-0,1655</text:p>
          </table:table-cell>
          <table:table-cell office:value-type="float" office:value="0.0571">
            <text:p>0,0571</text:p>
          </table:table-cell>
          <table:table-cell office:value-type="float" office:value="0.0078">
            <text:p>0,0078</text:p>
          </table:table-cell>
          <table:table-cell table:formula="of:=[.J114]/ABS([.H114])" office:value-type="float" office:value="0.0471299093655589">
            <text:p>0,047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5]+[.A115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15])*180/PI()" office:value-type="float" office:value="117.258126272495">
            <text:p>117,258</text:p>
          </table:table-cell>
          <table:table-cell office:value-type="float" office:value="-0.1366">
            <text:p>-0,1366</text:p>
          </table:table-cell>
          <table:table-cell office:value-type="float" office:value="0.0703">
            <text:p>0,0703</text:p>
          </table:table-cell>
          <table:table-cell office:value-type="float" office:value="0.0075">
            <text:p>0,0075</text:p>
          </table:table-cell>
          <table:table-cell table:formula="of:=[.J115]/ABS([.H115])" office:value-type="float" office:value="0.054904831625183">
            <text:p>0,0549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6]+[.A116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16])*180/PI()" office:value-type="float" office:value="112.024312837042">
            <text:p>112,024</text:p>
          </table:table-cell>
          <table:table-cell office:value-type="float" office:value="-0.1364">
            <text:p>-0,1364</text:p>
          </table:table-cell>
          <table:table-cell office:value-type="float" office:value="0.0729">
            <text:p>0,0729</text:p>
          </table:table-cell>
          <table:table-cell office:value-type="float" office:value="0.007">
            <text:p>0,0070</text:p>
          </table:table-cell>
          <table:table-cell table:formula="of:=[.J116]/ABS([.H116])" office:value-type="float" office:value="0.0513196480938416">
            <text:p>0,051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7]+[.A117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17])*180/PI()" office:value-type="float" office:value="106.977731108226">
            <text:p>106,978</text:p>
          </table:table-cell>
          <table:table-cell office:value-type="float" office:value="-0.1517">
            <text:p>-0,1517</text:p>
          </table:table-cell>
          <table:table-cell office:value-type="float" office:value="0.0633">
            <text:p>0,0633</text:p>
          </table:table-cell>
          <table:table-cell office:value-type="float" office:value="0.0071">
            <text:p>0,0071</text:p>
          </table:table-cell>
          <table:table-cell table:formula="of:=[.J117]/ABS([.H117])" office:value-type="float" office:value="0.0468029004614371">
            <text:p>0,046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8]+[.A118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18])*180/PI()" office:value-type="float" office:value="102.005172830754">
            <text:p>102,005</text:p>
          </table:table-cell>
          <table:table-cell office:value-type="float" office:value="-0.1445">
            <text:p>-0,1445</text:p>
          </table:table-cell>
          <table:table-cell office:value-type="float" office:value="0.0612">
            <text:p>0,0612</text:p>
          </table:table-cell>
          <table:table-cell office:value-type="float" office:value="0.007">
            <text:p>0,0070</text:p>
          </table:table-cell>
          <table:table-cell table:formula="of:=[.J118]/ABS([.H118])" office:value-type="float" office:value="0.0484429065743945">
            <text:p>0,0484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9]+[.A119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19])*180/PI()" office:value-type="float" office:value="97.1807557814583">
            <text:p>97,181</text:p>
          </table:table-cell>
          <table:table-cell office:value-type="float" office:value="-0.0839">
            <text:p>-0,0839</text:p>
          </table:table-cell>
          <table:table-cell office:value-type="float" office:value="0.0615">
            <text:p>0,0615</text:p>
          </table:table-cell>
          <table:table-cell office:value-type="float" office:value="0.0042">
            <text:p>0,0042</text:p>
          </table:table-cell>
          <table:table-cell table:formula="of:=[.J119]/ABS([.H119])" office:value-type="float" office:value="0.0500595947556615">
            <text:p>0,050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0]+[.A120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20])*180/PI()" office:value-type="float" office:value="92.4071307900295">
            <text:p>92,407</text:p>
          </table:table-cell>
          <table:table-cell office:value-type="float" office:value="0.0911">
            <text:p>0,0911</text:p>
          </table:table-cell>
          <table:table-cell office:value-type="float" office:value="0.0618">
            <text:p>0,0618</text:p>
          </table:table-cell>
          <table:table-cell office:value-type="float" office:value="0.0046">
            <text:p>0,0046</text:p>
          </table:table-cell>
          <table:table-cell table:formula="of:=[.J120]/ABS([.H120])" office:value-type="float" office:value="0.0504939626783754">
            <text:p>0,0505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1]+[.A121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21])*180/PI()" office:value-type="float" office:value="87.5928692099705">
            <text:p>87,593</text:p>
          </table:table-cell>
          <table:table-cell office:value-type="float" office:value="0.1333">
            <text:p>0,1333</text:p>
          </table:table-cell>
          <table:table-cell office:value-type="float" office:value="0.0622">
            <text:p>0,0622</text:p>
          </table:table-cell>
          <table:table-cell office:value-type="float" office:value="0.0065">
            <text:p>0,0065</text:p>
          </table:table-cell>
          <table:table-cell table:formula="of:=[.J121]/ABS([.H121])" office:value-type="float" office:value="0.0487621905476369">
            <text:p>0,048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2]+[.A122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22])*180/PI()" office:value-type="float" office:value="82.8192442185417">
            <text:p>82,819</text:p>
          </table:table-cell>
          <table:table-cell office:value-type="float" office:value="0.1523">
            <text:p>0,1523</text:p>
          </table:table-cell>
          <table:table-cell office:value-type="float" office:value="0.0615">
            <text:p>0,0615</text:p>
          </table:table-cell>
          <table:table-cell office:value-type="float" office:value="0.0071">
            <text:p>0,0071</text:p>
          </table:table-cell>
          <table:table-cell table:formula="of:=[.J122]/ABS([.H122])" office:value-type="float" office:value="0.0466185160866711">
            <text:p>0,046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3]+[.A123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23])*180/PI()" office:value-type="float" office:value="77.9948271692462">
            <text:p>77,995</text:p>
          </table:table-cell>
          <table:table-cell office:value-type="float" office:value="0.2317">
            <text:p>0,2317</text:p>
          </table:table-cell>
          <table:table-cell office:value-type="float" office:value="0.0648">
            <text:p>0,0648</text:p>
          </table:table-cell>
          <table:table-cell office:value-type="float" office:value="0.0116">
            <text:p>0,0116</text:p>
          </table:table-cell>
          <table:table-cell table:formula="of:=[.J123]/ABS([.H123])" office:value-type="float" office:value="0.0500647388864912">
            <text:p>0,050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4]+[.A124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24])*180/PI()" office:value-type="float" office:value="73.0222688917742">
            <text:p>73,022</text:p>
          </table:table-cell>
          <table:table-cell office:value-type="float" office:value="0.2371">
            <text:p>0,2371</text:p>
          </table:table-cell>
          <table:table-cell office:value-type="float" office:value="0.068">
            <text:p>0,0680</text:p>
          </table:table-cell>
          <table:table-cell office:value-type="float" office:value="0.0117">
            <text:p>0,0117</text:p>
          </table:table-cell>
          <table:table-cell table:formula="of:=[.J124]/ABS([.H124])" office:value-type="float" office:value="0.0493462673977225">
            <text:p>0,049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5]+[.A125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25])*180/PI()" office:value-type="float" office:value="67.9756871629579">
            <text:p>67,976</text:p>
          </table:table-cell>
          <table:table-cell office:value-type="float" office:value="0.2061">
            <text:p>0,2061</text:p>
          </table:table-cell>
          <table:table-cell office:value-type="float" office:value="0.0712">
            <text:p>0,0712</text:p>
          </table:table-cell>
          <table:table-cell office:value-type="float" office:value="0.0101">
            <text:p>0,0101</text:p>
          </table:table-cell>
          <table:table-cell table:formula="of:=[.J125]/ABS([.H125])" office:value-type="float" office:value="0.0490053372149442">
            <text:p>0,049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6]+[.A126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26])*180/PI()" office:value-type="float" office:value="62.7418737275049">
            <text:p>62,742</text:p>
          </table:table-cell>
          <table:table-cell office:value-type="float" office:value="0.4789">
            <text:p>0,4789</text:p>
          </table:table-cell>
          <table:table-cell office:value-type="float" office:value="0.077">
            <text:p>0,0770</text:p>
          </table:table-cell>
          <table:table-cell office:value-type="float" office:value="0.0244">
            <text:p>0,0244</text:p>
          </table:table-cell>
          <table:table-cell table:formula="of:=[.J126]/ABS([.H126])" office:value-type="float" office:value="0.0509500939653372">
            <text:p>0,051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7]+[.A127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27])*180/PI()" office:value-type="float" office:value="57.1801084291935">
            <text:p>57,180</text:p>
          </table:table-cell>
          <table:table-cell office:value-type="float" office:value="0.5416">
            <text:p>0,5416</text:p>
          </table:table-cell>
          <table:table-cell office:value-type="float" office:value="0.0866">
            <text:p>0,0866</text:p>
          </table:table-cell>
          <table:table-cell office:value-type="float" office:value="0.0271">
            <text:p>0,0271</text:p>
          </table:table-cell>
          <table:table-cell table:formula="of:=[.J127]/ABS([.H127])" office:value-type="float" office:value="0.0500369276218611">
            <text:p>0,050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8]+[.A128])/2" office:value-type="float" office:value="850.45">
            <text:p>850,45</text:p>
          </table:table-cell>
          <table:table-cell office:value-type="float" office:value="5.67">
            <text:p>5,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28])*180/PI()" office:value-type="float" office:value="51.3178125465106">
            <text:p>51,318</text:p>
          </table:table-cell>
          <table:table-cell office:value-type="float" office:value="0.8199">
            <text:p>0,8199</text:p>
          </table:table-cell>
          <table:table-cell office:value-type="float" office:value="0.1691">
            <text:p>0,1691</text:p>
          </table:table-cell>
          <table:table-cell office:value-type="float" office:value="0.0621">
            <text:p>0,0621</text:p>
          </table:table-cell>
          <table:table-cell table:formula="of:=[.J128]/ABS([.H128])" office:value-type="float" office:value="0.0757409440175631">
            <text:p>0,07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50]" office:value-type="float" office:value="884.015">
            <text:p>884,02</text:p>
          </table:table-cell>
          <table:table-cell table:style-name="ce1"/>
          <table:table-cell/>
          <table:table-cell table:formula="of:=AVERAGE([.K131:.K150])" office:value-type="float" office:value="0.067309805660444">
            <text:p>0,067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1]+[.A131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31])*180/PI()" office:value-type="float" office:value="163.335428626181">
            <text:p>163,335</text:p>
          </table:table-cell>
          <table:table-cell office:value-type="float" office:value="-0.1529">
            <text:p>-0,1529</text:p>
          </table:table-cell>
          <table:table-cell office:value-type="float" office:value="0.1617">
            <text:p>0,1617</text:p>
          </table:table-cell>
          <table:table-cell office:value-type="float" office:value="0.0086">
            <text:p>0,0086</text:p>
          </table:table-cell>
          <table:table-cell table:formula="of:=[.J131]/ABS([.H131])" office:value-type="float" office:value="0.0562459123610203">
            <text:p>0,056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2]+[.A132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32])*180/PI()" office:value-type="float" office:value="151.04497562814">
            <text:p>151,045</text:p>
          </table:table-cell>
          <table:table-cell office:value-type="float" office:value="-0.4282">
            <text:p>-0,4282</text:p>
          </table:table-cell>
          <table:table-cell office:value-type="float" office:value="0.1179">
            <text:p>0,1179</text:p>
          </table:table-cell>
          <table:table-cell office:value-type="float" office:value="0.02">
            <text:p>0,0200</text:p>
          </table:table-cell>
          <table:table-cell table:formula="of:=[.J132]/ABS([.H132])" office:value-type="float" office:value="0.0467071461933676">
            <text:p>0,046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3]+[.A133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33])*180/PI()" office:value-type="float" office:value="142.372809371166">
            <text:p>142,373</text:p>
          </table:table-cell>
          <table:table-cell office:value-type="float" office:value="-0.1861">
            <text:p>-0,1861</text:p>
          </table:table-cell>
          <table:table-cell office:value-type="float" office:value="0.0952">
            <text:p>0,0952</text:p>
          </table:table-cell>
          <table:table-cell office:value-type="float" office:value="0.0094">
            <text:p>0,0094</text:p>
          </table:table-cell>
          <table:table-cell table:formula="of:=[.J133]/ABS([.H133])" office:value-type="float" office:value="0.0505104782375067">
            <text:p>0,0505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4]+[.A134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34])*180/PI()" office:value-type="float" office:value="135.072421942444">
            <text:p>135,072</text:p>
          </table:table-cell>
          <table:table-cell office:value-type="float" office:value="-0.209">
            <text:p>-0,2090</text:p>
          </table:table-cell>
          <table:table-cell office:value-type="float" office:value="0.0895">
            <text:p>0,0895</text:p>
          </table:table-cell>
          <table:table-cell office:value-type="float" office:value="0.0099">
            <text:p>0,0099</text:p>
          </table:table-cell>
          <table:table-cell table:formula="of:=[.J134]/ABS([.H134])" office:value-type="float" office:value="0.0473684210526316">
            <text:p>0,047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5]+[.A135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35])*180/PI()" office:value-type="float" office:value="128.682187453489">
            <text:p>128,682</text:p>
          </table:table-cell>
          <table:table-cell office:value-type="float" office:value="-0.2249">
            <text:p>-0,2249</text:p>
          </table:table-cell>
          <table:table-cell office:value-type="float" office:value="0.09">
            <text:p>0,0900</text:p>
          </table:table-cell>
          <table:table-cell office:value-type="float" office:value="0.0112">
            <text:p>0,0112</text:p>
          </table:table-cell>
          <table:table-cell table:formula="of:=[.J135]/ABS([.H135])" office:value-type="float" office:value="0.0497999110715874">
            <text:p>0,0498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6]+[.A136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36])*180/PI()" office:value-type="float" office:value="122.819891570807">
            <text:p>122,820</text:p>
          </table:table-cell>
          <table:table-cell office:value-type="float" office:value="-0.2926">
            <text:p>-0,2926</text:p>
          </table:table-cell>
          <table:table-cell office:value-type="float" office:value="0.0883">
            <text:p>0,0883</text:p>
          </table:table-cell>
          <table:table-cell office:value-type="float" office:value="0.0141">
            <text:p>0,0141</text:p>
          </table:table-cell>
          <table:table-cell table:formula="of:=[.J136]/ABS([.H136])" office:value-type="float" office:value="0.0481886534518114">
            <text:p>0,048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7]+[.A137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37])*180/PI()" office:value-type="float" office:value="117.258126272495">
            <text:p>117,258</text:p>
          </table:table-cell>
          <table:table-cell office:value-type="float" office:value="-0.2689">
            <text:p>-0,2689</text:p>
          </table:table-cell>
          <table:table-cell office:value-type="float" office:value="0.1044">
            <text:p>0,1044</text:p>
          </table:table-cell>
          <table:table-cell office:value-type="float" office:value="0.0149">
            <text:p>0,0149</text:p>
          </table:table-cell>
          <table:table-cell table:formula="of:=[.J137]/ABS([.H137])" office:value-type="float" office:value="0.0554109334325028">
            <text:p>0,055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8]+[.A138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38])*180/PI()" office:value-type="float" office:value="112.024312837042">
            <text:p>112,024</text:p>
          </table:table-cell>
          <table:table-cell office:value-type="float" office:value="-0.2535">
            <text:p>-0,2535</text:p>
          </table:table-cell>
          <table:table-cell office:value-type="float" office:value="0.1121">
            <text:p>0,1121</text:p>
          </table:table-cell>
          <table:table-cell office:value-type="float" office:value="0.0126">
            <text:p>0,0126</text:p>
          </table:table-cell>
          <table:table-cell table:formula="of:=[.J138]/ABS([.H138])" office:value-type="float" office:value="0.0497041420118343">
            <text:p>0,049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9]+[.A139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39])*180/PI()" office:value-type="float" office:value="106.977731108226">
            <text:p>106,978</text:p>
          </table:table-cell>
          <table:table-cell office:value-type="float" office:value="-0.0234">
            <text:p>-0,0234</text:p>
          </table:table-cell>
          <table:table-cell office:value-type="float" office:value="0.0991">
            <text:p>0,0991</text:p>
          </table:table-cell>
          <table:table-cell office:value-type="float" office:value="0.0038">
            <text:p>0,0038</text:p>
          </table:table-cell>
          <table:table-cell table:formula="of:=[.J139]/ABS([.H139])" office:value-type="float" office:value="0.162393162393162">
            <text:p>0,162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0]+[.A140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40])*180/PI()" office:value-type="float" office:value="102.005172830754">
            <text:p>102,005</text:p>
          </table:table-cell>
          <table:table-cell office:value-type="float" office:value="-0.2683">
            <text:p>-0,2683</text:p>
          </table:table-cell>
          <table:table-cell office:value-type="float" office:value="0.1001">
            <text:p>0,1001</text:p>
          </table:table-cell>
          <table:table-cell office:value-type="float" office:value="0.0133">
            <text:p>0,0133</text:p>
          </table:table-cell>
          <table:table-cell table:formula="of:=[.J140]/ABS([.H140])" office:value-type="float" office:value="0.0495713753261275">
            <text:p>0,0496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1]+[.A141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41])*180/PI()" office:value-type="float" office:value="97.1807557814583">
            <text:p>97,181</text:p>
          </table:table-cell>
          <table:table-cell office:value-type="float" office:value="-0.0204">
            <text:p>-0,0204</text:p>
          </table:table-cell>
          <table:table-cell office:value-type="float" office:value="0.0981">
            <text:p>0,0981</text:p>
          </table:table-cell>
          <table:table-cell office:value-type="float" office:value="0.0039">
            <text:p>0,0039</text:p>
          </table:table-cell>
          <table:table-cell table:formula="of:=[.J141]/ABS([.H141])" office:value-type="float" office:value="0.191176470588235">
            <text:p>0,191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2]+[.A142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42])*180/PI()" office:value-type="float" office:value="92.4071307900295">
            <text:p>92,407</text:p>
          </table:table-cell>
          <table:table-cell office:value-type="float" office:value="0.0547">
            <text:p>0,0547</text:p>
          </table:table-cell>
          <table:table-cell office:value-type="float" office:value="0.0925">
            <text:p>0,0925</text:p>
          </table:table-cell>
          <table:table-cell office:value-type="float" office:value="0.0042">
            <text:p>0,0042</text:p>
          </table:table-cell>
          <table:table-cell table:formula="of:=[.J142]/ABS([.H142])" office:value-type="float" office:value="0.076782449725777">
            <text:p>0,0768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3]+[.A143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43])*180/PI()" office:value-type="float" office:value="87.5928692099705">
            <text:p>87,593</text:p>
          </table:table-cell>
          <table:table-cell office:value-type="float" office:value="0.0984">
            <text:p>0,0984</text:p>
          </table:table-cell>
          <table:table-cell office:value-type="float" office:value="0.0978">
            <text:p>0,0978</text:p>
          </table:table-cell>
          <table:table-cell office:value-type="float" office:value="0.0056">
            <text:p>0,0056</text:p>
          </table:table-cell>
          <table:table-cell table:formula="of:=[.J143]/ABS([.H143])" office:value-type="float" office:value="0.0569105691056911">
            <text:p>0,056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4]+[.A144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44])*180/PI()" office:value-type="float" office:value="82.8192442185417">
            <text:p>82,819</text:p>
          </table:table-cell>
          <table:table-cell office:value-type="float" office:value="0.0478">
            <text:p>0,0478</text:p>
          </table:table-cell>
          <table:table-cell office:value-type="float" office:value="0.1004">
            <text:p>0,1004</text:p>
          </table:table-cell>
          <table:table-cell office:value-type="float" office:value="0.0042">
            <text:p>0,0042</text:p>
          </table:table-cell>
          <table:table-cell table:formula="of:=[.J144]/ABS([.H144])" office:value-type="float" office:value="0.0878661087866109">
            <text:p>0,087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5]+[.A145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45])*180/PI()" office:value-type="float" office:value="77.9948271692462">
            <text:p>77,995</text:p>
          </table:table-cell>
          <table:table-cell office:value-type="float" office:value="0.2545">
            <text:p>0,2545</text:p>
          </table:table-cell>
          <table:table-cell office:value-type="float" office:value="0.1046">
            <text:p>0,1046</text:p>
          </table:table-cell>
          <table:table-cell office:value-type="float" office:value="0.013">
            <text:p>0,0130</text:p>
          </table:table-cell>
          <table:table-cell table:formula="of:=[.J145]/ABS([.H145])" office:value-type="float" office:value="0.0510805500982318">
            <text:p>0,0511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6]+[.A146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46])*180/PI()" office:value-type="float" office:value="73.0222688917742">
            <text:p>73,022</text:p>
          </table:table-cell>
          <table:table-cell office:value-type="float" office:value="0.2825">
            <text:p>0,2825</text:p>
          </table:table-cell>
          <table:table-cell office:value-type="float" office:value="0.1193">
            <text:p>0,1193</text:p>
          </table:table-cell>
          <table:table-cell office:value-type="float" office:value="0.0148">
            <text:p>0,0148</text:p>
          </table:table-cell>
          <table:table-cell table:formula="of:=[.J146]/ABS([.H146])" office:value-type="float" office:value="0.0523893805309734">
            <text:p>0,052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7]+[.A147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47])*180/PI()" office:value-type="float" office:value="67.9756871629579">
            <text:p>67,976</text:p>
          </table:table-cell>
          <table:table-cell office:value-type="float" office:value="0.5527">
            <text:p>0,5527</text:p>
          </table:table-cell>
          <table:table-cell office:value-type="float" office:value="0.1211">
            <text:p>0,1211</text:p>
          </table:table-cell>
          <table:table-cell office:value-type="float" office:value="0.0276">
            <text:p>0,0276</text:p>
          </table:table-cell>
          <table:table-cell table:formula="of:=[.J147]/ABS([.H147])" office:value-type="float" office:value="0.0499366745069658">
            <text:p>0,049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8]+[.A148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48])*180/PI()" office:value-type="float" office:value="62.7418737275049">
            <text:p>62,742</text:p>
          </table:table-cell>
          <table:table-cell office:value-type="float" office:value="0.6758">
            <text:p>0,6758</text:p>
          </table:table-cell>
          <table:table-cell office:value-type="float" office:value="0.1309">
            <text:p>0,1309</text:p>
          </table:table-cell>
          <table:table-cell office:value-type="float" office:value="0.0373">
            <text:p>0,0373</text:p>
          </table:table-cell>
          <table:table-cell table:formula="of:=[.J148]/ABS([.H148])" office:value-type="float" office:value="0.0551938443326428">
            <text:p>0,055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9]+[.A149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49])*180/PI()" office:value-type="float" office:value="57.1801084291935">
            <text:p>57,180</text:p>
          </table:table-cell>
          <table:table-cell office:value-type="float" office:value="0.6397">
            <text:p>0,6397</text:p>
          </table:table-cell>
          <table:table-cell office:value-type="float" office:value="0.1303">
            <text:p>0,1303</text:p>
          </table:table-cell>
          <table:table-cell office:value-type="float" office:value="0.0328">
            <text:p>0,0328</text:p>
          </table:table-cell>
          <table:table-cell table:formula="of:=[.J149]/ABS([.H149])" office:value-type="float" office:value="0.0512740347037674">
            <text:p>0,0513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50]+[.A150])/2" office:value-type="float" office:value="884.015">
            <text:p>884,02</text:p>
          </table:table-cell>
          <table:table-cell office:value-type="float" office:value="5.52">
            <text:p>5,5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50])*180/PI()" office:value-type="float" office:value="51.3178125465106">
            <text:p>51,318</text:p>
          </table:table-cell>
          <table:table-cell office:value-type="float" office:value="0.8997">
            <text:p>0,8997</text:p>
          </table:table-cell>
          <table:table-cell office:value-type="float" office:value="0.1837">
            <text:p>0,1837</text:p>
          </table:table-cell>
          <table:table-cell office:value-type="float" office:value="0.0519">
            <text:p>0,0519</text:p>
          </table:table-cell>
          <table:table-cell table:formula="of:=[.J150]/ABS([.H150])" office:value-type="float" office:value="0.0576858952984328">
            <text:p>0,05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" table:formula="of:=[.C172]" office:value-type="float" office:value="916.655">
            <text:p>916,66</text:p>
          </table:table-cell>
          <table:table-cell table:style-name="ce1"/>
          <table:table-cell/>
          <table:table-cell table:formula="of:=AVERAGE([.K153:.K172])" office:value-type="float" office:value="0.0891123676483246">
            <text:p>0,089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3]+[.A153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table:formula="of:=ACOS([.F153])*180/PI()" office:value-type="float" office:value="163.335428626181">
            <text:p>163,335</text:p>
          </table:table-cell>
          <table:table-cell office:value-type="float" office:value="0.2117">
            <text:p>0,2117</text:p>
          </table:table-cell>
          <table:table-cell office:value-type="float" office:value="0.1721">
            <text:p>0,1721</text:p>
          </table:table-cell>
          <table:table-cell office:value-type="float" office:value="0.0103">
            <text:p>0,0103</text:p>
          </table:table-cell>
          <table:table-cell table:formula="of:=[.J153]/ABS([.H153])" office:value-type="float" office:value="0.0486537553141238">
            <text:p>0,0487</text:p>
          </table:table-cell>
          <table:table-cell/>
          <table:table-cell table:style-name="ce1" table:formula="of:=[.B153]+0.5*([.B153]-[.A153])" office:value-type="float" office:value="948.845">
            <text:p>948,85</text:p>
          </table:table-cell>
          <table:table-cell table:style-name="ce1" table:formula="of:=[.M153]-[.C153]" office:value-type="float" office:value="32.1900000000001">
            <text:p>32,19</text:p>
          </table:table-cell>
          <table:table-cell table:style-name="ce1" table:formula="of:=[.B153]-[.A153]" office:value-type="float" office:value="32.1900000000001">
            <text:p>32,1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4]+[.A154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table:formula="of:=ACOS([.F154])*180/PI()" office:value-type="float" office:value="151.04497562814">
            <text:p>151,045</text:p>
          </table:table-cell>
          <table:table-cell office:value-type="float" office:value="-0.3571">
            <text:p>-0,3571</text:p>
          </table:table-cell>
          <table:table-cell office:value-type="float" office:value="0.1128">
            <text:p>0,1128</text:p>
          </table:table-cell>
          <table:table-cell office:value-type="float" office:value="0.0169">
            <text:p>0,0169</text:p>
          </table:table-cell>
          <table:table-cell table:formula="of:=[.J154]/ABS([.H154])" office:value-type="float" office:value="0.0473256790814898">
            <text:p>0,047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5]+[.A155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table:formula="of:=ACOS([.F155])*180/PI()" office:value-type="float" office:value="142.372809371166">
            <text:p>142,373</text:p>
          </table:table-cell>
          <table:table-cell office:value-type="float" office:value="-0.0698">
            <text:p>-0,0698</text:p>
          </table:table-cell>
          <table:table-cell office:value-type="float" office:value="0.0964">
            <text:p>0,0964</text:p>
          </table:table-cell>
          <table:table-cell office:value-type="float" office:value="0.0049">
            <text:p>0,0049</text:p>
          </table:table-cell>
          <table:table-cell table:formula="of:=[.J155]/ABS([.H155])" office:value-type="float" office:value="0.0702005730659026">
            <text:p>0,070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6]+[.A156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table:formula="of:=ACOS([.F156])*180/PI()" office:value-type="float" office:value="135.072421942444">
            <text:p>135,072</text:p>
          </table:table-cell>
          <table:table-cell office:value-type="float" office:value="-0.1524">
            <text:p>-0,1524</text:p>
          </table:table-cell>
          <table:table-cell office:value-type="float" office:value="0.0884">
            <text:p>0,0884</text:p>
          </table:table-cell>
          <table:table-cell office:value-type="float" office:value="0.0075">
            <text:p>0,0075</text:p>
          </table:table-cell>
          <table:table-cell table:formula="of:=[.J156]/ABS([.H156])" office:value-type="float" office:value="0.0492125984251969">
            <text:p>0,049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7]+[.A157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table:formula="of:=ACOS([.F157])*180/PI()" office:value-type="float" office:value="128.682187453489">
            <text:p>128,682</text:p>
          </table:table-cell>
          <table:table-cell office:value-type="float" office:value="-0.2828">
            <text:p>-0,2828</text:p>
          </table:table-cell>
          <table:table-cell office:value-type="float" office:value="0.0891">
            <text:p>0,0891</text:p>
          </table:table-cell>
          <table:table-cell office:value-type="float" office:value="0.014">
            <text:p>0,0140</text:p>
          </table:table-cell>
          <table:table-cell table:formula="of:=[.J157]/ABS([.H157])" office:value-type="float" office:value="0.0495049504950495">
            <text:p>0,0495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8]+[.A158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table:formula="of:=ACOS([.F158])*180/PI()" office:value-type="float" office:value="122.819891570807">
            <text:p>122,820</text:p>
          </table:table-cell>
          <table:table-cell office:value-type="float" office:value="-0.1989">
            <text:p>-0,1989</text:p>
          </table:table-cell>
          <table:table-cell office:value-type="float" office:value="0.0888">
            <text:p>0,0888</text:p>
          </table:table-cell>
          <table:table-cell office:value-type="float" office:value="0.0097">
            <text:p>0,0097</text:p>
          </table:table-cell>
          <table:table-cell table:formula="of:=[.J158]/ABS([.H158])" office:value-type="float" office:value="0.0487682252388135">
            <text:p>0,0488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9]+[.A159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table:formula="of:=ACOS([.F159])*180/PI()" office:value-type="float" office:value="117.258126272495">
            <text:p>117,258</text:p>
          </table:table-cell>
          <table:table-cell office:value-type="float" office:value="-0.0615">
            <text:p>-0,0615</text:p>
          </table:table-cell>
          <table:table-cell office:value-type="float" office:value="0.1102">
            <text:p>0,1102</text:p>
          </table:table-cell>
          <table:table-cell office:value-type="float" office:value="0.0056">
            <text:p>0,0056</text:p>
          </table:table-cell>
          <table:table-cell table:formula="of:=[.J159]/ABS([.H159])" office:value-type="float" office:value="0.0910569105691057">
            <text:p>0,091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0]+[.A160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table:formula="of:=ACOS([.F160])*180/PI()" office:value-type="float" office:value="112.024312837042">
            <text:p>112,024</text:p>
          </table:table-cell>
          <table:table-cell office:value-type="float" office:value="-0.4563">
            <text:p>-0,4563</text:p>
          </table:table-cell>
          <table:table-cell office:value-type="float" office:value="0.1248">
            <text:p>0,1248</text:p>
          </table:table-cell>
          <table:table-cell office:value-type="float" office:value="0.0245">
            <text:p>0,0245</text:p>
          </table:table-cell>
          <table:table-cell table:formula="of:=[.J160]/ABS([.H160])" office:value-type="float" office:value="0.0536927460004383">
            <text:p>0,053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1]+[.A161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table:formula="of:=ACOS([.F161])*180/PI()" office:value-type="float" office:value="106.977731108226">
            <text:p>106,978</text:p>
          </table:table-cell>
          <table:table-cell office:value-type="float" office:value="-0.1587">
            <text:p>-0,1587</text:p>
          </table:table-cell>
          <table:table-cell office:value-type="float" office:value="0.1067">
            <text:p>0,1067</text:p>
          </table:table-cell>
          <table:table-cell office:value-type="float" office:value="0.0079">
            <text:p>0,0079</text:p>
          </table:table-cell>
          <table:table-cell table:formula="of:=[.J161]/ABS([.H161])" office:value-type="float" office:value="0.0497794580970384">
            <text:p>0,0498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2]+[.A162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table:formula="of:=ACOS([.F162])*180/PI()" office:value-type="float" office:value="102.005172830754">
            <text:p>102,005</text:p>
          </table:table-cell>
          <table:table-cell office:value-type="float" office:value="-0.2112">
            <text:p>-0,2112</text:p>
          </table:table-cell>
          <table:table-cell office:value-type="float" office:value="0.1063">
            <text:p>0,1063</text:p>
          </table:table-cell>
          <table:table-cell office:value-type="float" office:value="0.0108">
            <text:p>0,0108</text:p>
          </table:table-cell>
          <table:table-cell table:formula="of:=[.J162]/ABS([.H162])" office:value-type="float" office:value="0.0511363636363636">
            <text:p>0,051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3]+[.A163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table:formula="of:=ACOS([.F163])*180/PI()" office:value-type="float" office:value="97.1807557814583">
            <text:p>97,181</text:p>
          </table:table-cell>
          <table:table-cell office:value-type="float" office:value="-0.1974">
            <text:p>-0,1974</text:p>
          </table:table-cell>
          <table:table-cell office:value-type="float" office:value="0.1083">
            <text:p>0,1083</text:p>
          </table:table-cell>
          <table:table-cell office:value-type="float" office:value="0.0099">
            <text:p>0,0099</text:p>
          </table:table-cell>
          <table:table-cell table:formula="of:=[.J163]/ABS([.H163])" office:value-type="float" office:value="0.0501519756838906">
            <text:p>0,050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4]+[.A164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table:formula="of:=ACOS([.F164])*180/PI()" office:value-type="float" office:value="92.4071307900295">
            <text:p>92,407</text:p>
          </table:table-cell>
          <table:table-cell office:value-type="float" office:value="0.0372">
            <text:p>0,0372</text:p>
          </table:table-cell>
          <table:table-cell office:value-type="float" office:value="0.1103">
            <text:p>0,1103</text:p>
          </table:table-cell>
          <table:table-cell office:value-type="float" office:value="0.0046">
            <text:p>0,0046</text:p>
          </table:table-cell>
          <table:table-cell table:formula="of:=[.J164]/ABS([.H164])" office:value-type="float" office:value="0.123655913978495">
            <text:p>0,123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5]+[.A165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table:formula="of:=ACOS([.F165])*180/PI()" office:value-type="float" office:value="87.5928692099705">
            <text:p>87,593</text:p>
          </table:table-cell>
          <table:table-cell office:value-type="float" office:value="0.0219">
            <text:p>0,0219</text:p>
          </table:table-cell>
          <table:table-cell office:value-type="float" office:value="0.1122">
            <text:p>0,1122</text:p>
          </table:table-cell>
          <table:table-cell office:value-type="float" office:value="0.0046">
            <text:p>0,0046</text:p>
          </table:table-cell>
          <table:table-cell table:formula="of:=[.J165]/ABS([.H165])" office:value-type="float" office:value="0.210045662100457">
            <text:p>0,2100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6]+[.A166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table:formula="of:=ACOS([.F166])*180/PI()" office:value-type="float" office:value="82.8192442185417">
            <text:p>82,819</text:p>
          </table:table-cell>
          <table:table-cell office:value-type="float" office:value="-0.0087">
            <text:p>-0,0087</text:p>
          </table:table-cell>
          <table:table-cell office:value-type="float" office:value="0.1107">
            <text:p>0,1107</text:p>
          </table:table-cell>
          <table:table-cell office:value-type="float" office:value="0.0043">
            <text:p>0,0043</text:p>
          </table:table-cell>
          <table:table-cell table:formula="of:=[.J166]/ABS([.H166])" office:value-type="float" office:value="0.494252873563218">
            <text:p>0,494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7]+[.A167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table:formula="of:=ACOS([.F167])*180/PI()" office:value-type="float" office:value="77.9948271692462">
            <text:p>77,995</text:p>
          </table:table-cell>
          <table:table-cell office:value-type="float" office:value="0.4073">
            <text:p>0,4073</text:p>
          </table:table-cell>
          <table:table-cell office:value-type="float" office:value="0.1294">
            <text:p>0,1294</text:p>
          </table:table-cell>
          <table:table-cell office:value-type="float" office:value="0.0215">
            <text:p>0,0215</text:p>
          </table:table-cell>
          <table:table-cell table:formula="of:=[.J167]/ABS([.H167])" office:value-type="float" office:value="0.0527866437515345">
            <text:p>0,0528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8]+[.A168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table:formula="of:=ACOS([.F168])*180/PI()" office:value-type="float" office:value="73.0222688917742">
            <text:p>73,022</text:p>
          </table:table-cell>
          <table:table-cell office:value-type="float" office:value="0.2757">
            <text:p>0,2757</text:p>
          </table:table-cell>
          <table:table-cell office:value-type="float" office:value="0.1341">
            <text:p>0,1341</text:p>
          </table:table-cell>
          <table:table-cell office:value-type="float" office:value="0.0148">
            <text:p>0,0148</text:p>
          </table:table-cell>
          <table:table-cell table:formula="of:=[.J168]/ABS([.H168])" office:value-type="float" office:value="0.0536815379035183">
            <text:p>0,053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9]+[.A169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table:formula="of:=ACOS([.F169])*180/PI()" office:value-type="float" office:value="67.9756871629579">
            <text:p>67,976</text:p>
          </table:table-cell>
          <table:table-cell office:value-type="float" office:value="0.399">
            <text:p>0,3990</text:p>
          </table:table-cell>
          <table:table-cell office:value-type="float" office:value="0.1385">
            <text:p>0,1385</text:p>
          </table:table-cell>
          <table:table-cell office:value-type="float" office:value="0.0204">
            <text:p>0,0204</text:p>
          </table:table-cell>
          <table:table-cell table:formula="of:=[.J169]/ABS([.H169])" office:value-type="float" office:value="0.0511278195488722">
            <text:p>0,051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0]+[.A170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table:formula="of:=ACOS([.F170])*180/PI()" office:value-type="float" office:value="62.7418737275049">
            <text:p>62,742</text:p>
          </table:table-cell>
          <table:table-cell office:value-type="float" office:value="0.5801">
            <text:p>0,5801</text:p>
          </table:table-cell>
          <table:table-cell office:value-type="float" office:value="0.1477">
            <text:p>0,1477</text:p>
          </table:table-cell>
          <table:table-cell office:value-type="float" office:value="0.0325">
            <text:p>0,0325</text:p>
          </table:table-cell>
          <table:table-cell table:formula="of:=[.J170]/ABS([.H170])" office:value-type="float" office:value="0.0560248233063265">
            <text:p>0,0560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1]+[.A171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table:formula="of:=ACOS([.F171])*180/PI()" office:value-type="float" office:value="57.1801084291935">
            <text:p>57,180</text:p>
          </table:table-cell>
          <table:table-cell office:value-type="float" office:value="0.4471">
            <text:p>0,4471</text:p>
          </table:table-cell>
          <table:table-cell office:value-type="float" office:value="0.1501">
            <text:p>0,1501</text:p>
          </table:table-cell>
          <table:table-cell office:value-type="float" office:value="0.0244">
            <text:p>0,0244</text:p>
          </table:table-cell>
          <table:table-cell table:formula="of:=[.J171]/ABS([.H171])" office:value-type="float" office:value="0.0545739208230821">
            <text:p>0,054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2]+[.A172])/2" office:value-type="float" office:value="916.655">
            <text:p>916,66</text:p>
          </table:table-cell>
          <table:table-cell office:value-type="float" office:value="5.37">
            <text:p>5,4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table:formula="of:=ACOS([.F172])*180/PI()" office:value-type="float" office:value="51.3178125465106">
            <text:p>51,318</text:p>
          </table:table-cell>
          <table:table-cell office:value-type="float" office:value="0.1997">
            <text:p>0,1997</text:p>
          </table:table-cell>
          <table:table-cell office:value-type="float" office:value="0.1974">
            <text:p>0,1974</text:p>
          </table:table-cell>
          <table:table-cell office:value-type="float" office:value="0.0153">
            <text:p>0,0153</text:p>
          </table:table-cell>
          <table:table-cell table:formula="of:=[.J172]/ABS([.H172])" office:value-type="float" office:value="0.0766149223835754">
            <text:p>0,07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 table:number-rows-repeated="1048402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.10.2014</text:date>, <text:time>11:3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1:30:27</dc:date>
    <meta:generator>LibreOffice/3.4$Unix LibreOffice_project/340m1$Build-1206</meta:generator>
    <meta:editing-duration>PT28M29S</meta:editing-duration>
    <meta:editing-cycles>1</meta:editing-cycles>
    <meta:document-statistic meta:table-count="1" meta:cell-count="1748" meta:object-count="0"/>
  </office:meta>
</office:document-meta>
</file>